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" svg:font-family="Menl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736in"/>
    </style:style>
    <style:style style:name="co2" style:family="table-column">
      <style:table-column-properties fo:break-before="auto" style:column-width="1.9291in"/>
    </style:style>
    <style:style style:name="co3" style:family="table-column">
      <style:table-column-properties fo:break-before="auto" style:column-width="0.7071in"/>
    </style:style>
    <style:style style:name="co4" style:family="table-column">
      <style:table-column-properties fo:break-before="auto" style:column-width="1.3272in"/>
    </style:style>
    <style:style style:name="co5" style:family="table-column">
      <style:table-column-properties fo:break-before="auto" style:column-width="0.9571in"/>
    </style:style>
    <style:style style:name="co6" style:family="table-column">
      <style:table-column-properties fo:break-before="auto" style:column-width="0.8874in"/>
    </style:style>
    <style:style style:name="co7" style:family="table-column">
      <style:table-column-properties fo:break-before="auto" style:column-width="1.4201in"/>
    </style:style>
    <style:style style:name="co8" style:family="table-column">
      <style:table-column-properties fo:break-before="auto" style:column-width="1.5819in"/>
    </style:style>
    <style:style style:name="co9" style:family="table-column">
      <style:table-column-properties fo:break-before="auto" style:column-width="1.3681in"/>
    </style:style>
    <style:style style:name="co10" style:family="table-column">
      <style:table-column-properties fo:break-before="auto" style:column-width="1.2244in"/>
    </style:style>
    <style:style style:name="co11" style:family="table-column">
      <style:table-column-properties fo:break-before="auto" style:column-width="1.4299in"/>
    </style:style>
    <style:style style:name="co12" style:family="table-column">
      <style:table-column-properties fo:break-before="auto" style:column-width="0.878in"/>
    </style:style>
    <style:style style:name="co13" style:family="table-column">
      <style:table-column-properties fo:break-before="auto" style:column-width="0.9161in"/>
    </style:style>
    <style:style style:name="co14" style:family="table-column">
      <style:table-column-properties fo:break-before="auto" style:column-width="0.8972in"/>
    </style:style>
    <style:style style:name="co15" style:family="table-column">
      <style:table-column-properties fo:break-before="auto" style:column-width="1.348in"/>
    </style:style>
    <style:style style:name="co16" style:family="table-column">
      <style:table-column-properties fo:break-before="auto" style:column-width="1.3583in"/>
    </style:style>
    <style:style style:name="co17" style:family="table-column">
      <style:table-column-properties fo:break-before="auto" style:column-width="1.9425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0307in" fo:break-before="auto" style:use-optimal-row-height="false"/>
    </style:style>
    <style:style style:name="ro3" style:family="table-row">
      <style:table-row-properties style:row-height="0.4098in" fo:break-before="auto" style:use-optimal-row-height="false"/>
    </style:style>
    <style:style style:name="ro4" style:family="table-row">
      <style:table-row-properties style:row-height="0.3047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/>
      <style:text-properties fo:color="#000000"/>
    </style:style>
    <style:style style:name="ce5" style:family="table-cell" style:parent-style-name="Default" style:data-style-name="N10100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/>
      <style:text-properties fo:color="#000000"/>
    </style:style>
    <style:style style:name="ce6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order="0.74pt solid #000000"/>
    </style:style>
    <style:style style:name="ce12" style:family="table-cell" style:parent-style-name="Default" style:data-style-name="N11">
      <style:table-cell-properties fo:background-color="transparent"/>
    </style:style>
    <style:style style:name="ce13" style:family="table-cell" style:parent-style-name="Default" style:data-style-name="N11">
      <style:table-cell-properties fo:border="0.74pt solid #000000"/>
    </style:style>
    <style:style style:name="ce20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Menlo" fo:font-size="12pt" fo:language="none" fo:country="none" style:font-name-asian="Menlo" style:font-size-asian="12pt" style:language-asian="none" style:country-asian="none" style:font-name-complex="Menlo" style:font-size-complex="12pt" style:language-complex="none" style:country-complex="none"/>
    </style:style>
    <style:style style:name="ce18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6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1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in"/>
    </style:style>
    <style:style style:name="ce54" style:family="table-cell" style:parent-style-name="Default">
      <style:table-cell-properties fo:background-color="transparent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office:forms form:automatic-focus="false" form:apply-design-mode="false"/>
        <table:shapes>
          <draw:frame draw:z-index="0" draw:style-name="gr1" draw:text-style-name="P1" svg:width="8.3201in" svg:height="6.8087in" svg:x="0.2024in" svg:y="13.2657in">
            <draw:object draw:notify-on-update-of-ranges="RESULTS.A48:RESULTS.A59 RESULTS.B48:RESULTS.B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3201in" svg:height="6.8087in" svg:x="9.3713in" svg:y="13.1831in">
            <draw:object draw:notify-on-update-of-ranges="RESULTS.A48:RESULTS.A59 RESULTS.C48:RESULTS.C5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ce24"/>
        <table:table-column table:style-name="co13" table:default-cell-style-name="Default"/>
        <table:table-column table:style-name="co6" table:default-cell-style-name="Default"/>
        <table:table-column table:style-name="co12" table:default-cell-style-name="ce24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9" table:default-cell-style-name="Default"/>
        <table:table-row table:style-name="ro1">
          <table:table-cell table:style-name="ce1" table:number-columns-spanned="2" table:number-rows-spanned="2"/>
          <table:covered-table-cell table:style-name="ce1"/>
          <table:table-cell table:style-name="ce1"/>
          <table:table-cell table:style-name="ce20" office:value-type="string" calcext:value-type="string" table:number-columns-spanned="18" table:number-rows-spanned="1">
            <text:p>Relative improvement over the best result of heuristics averaged over 22 instances</text:p>
          </table:table-cell>
          <table:covered-table-cell table:number-columns-repeated="2" table:style-name="ce20"/>
          <table:covered-table-cell table:style-name="ce26"/>
          <table:covered-table-cell table:number-columns-repeated="5" table:style-name="ce20"/>
          <table:covered-table-cell table:style-name="ce26"/>
          <table:covered-table-cell table:number-columns-repeated="2" table:style-name="ce20"/>
          <table:covered-table-cell table:style-name="ce26"/>
          <table:covered-table-cell table:number-columns-repeated="5" table:style-name="ce20"/>
          <table:table-cell table:style-name="ce131" table:number-columns-repeated="33"/>
          <table:table-cell table:number-columns-repeated="6"/>
        </table:table-row>
        <table:table-row table:style-name="ro2">
          <table:covered-table-cell table:number-columns-repeated="2" table:style-name="ce1"/>
          <table:table-cell table:style-name="ce1"/>
          <table:table-cell table:style-name="ce16" office:value-type="string" calcext:value-type="string">
            <text:p>a280</text:p>
          </table:table-cell>
          <table:table-cell table:style-name="ce16" office:value-type="string" calcext:value-type="string">
            <text:p>d493</text:p>
          </table:table-cell>
          <table:table-cell table:style-name="ce16" office:value-type="string" calcext:value-type="string">
            <text:p>fl417</text:p>
          </table:table-cell>
          <table:table-cell table:style-name="ce16" office:value-type="string" calcext:value-type="string">
            <text:p>gil262</text:p>
          </table:table-cell>
          <table:table-cell table:style-name="ce16" office:value-type="string" calcext:value-type="string">
            <text:p>gr202</text:p>
          </table:table-cell>
          <table:table-cell table:style-name="ce16" office:value-type="string" calcext:value-type="string">
            <text:p>gr229</text:p>
          </table:table-cell>
          <table:table-cell table:style-name="ce16" office:value-type="string" calcext:value-type="string">
            <text:p>gr431</text:p>
            <text:p/>
          </table:table-cell>
          <table:table-cell table:style-name="ce16" office:value-type="string" calcext:value-type="string">
            <text:p>kroA200</text:p>
          </table:table-cell>
          <table:table-cell table:style-name="ce16" office:value-type="string" calcext:value-type="string">
            <text:p>kroB200</text:p>
          </table:table-cell>
          <table:table-cell table:style-name="ce16" office:value-type="string" calcext:value-type="string">
            <text:p>lin318</text:p>
          </table:table-cell>
          <table:table-cell table:style-name="ce16" office:value-type="string" calcext:value-type="string">
            <text:p>pcb442</text:p>
          </table:table-cell>
          <table:table-cell table:style-name="ce16" office:value-type="string" calcext:value-type="string">
            <text:p>pr226</text:p>
          </table:table-cell>
          <table:table-cell table:style-name="ce16" office:value-type="string" calcext:value-type="string">
            <text:p>pr264</text:p>
          </table:table-cell>
          <table:table-cell table:style-name="ce16" office:value-type="string" calcext:value-type="string">
            <text:p>pr299</text:p>
          </table:table-cell>
          <table:table-cell table:style-name="ce16" office:value-type="string" calcext:value-type="string">
            <text:p>pr439</text:p>
          </table:table-cell>
          <table:table-cell table:style-name="ce16" office:value-type="string" calcext:value-type="string">
            <text:p>rd400</text:p>
          </table:table-cell>
          <table:table-cell table:style-name="ce16" office:value-type="string" calcext:value-type="string">
            <text:p>ts225</text:p>
          </table:table-cell>
          <table:table-cell table:style-name="ce16" office:value-type="string" calcext:value-type="string">
            <text:p>tsp225</text:p>
          </table:table-cell>
          <table:table-cell table:style-name="ce131" table:number-columns-repeated="33"/>
          <table:table-cell table:number-columns-repeated="6"/>
        </table:table-row>
        <table:table-row table:style-name="ro3">
          <table:table-cell table:style-name="ce1" office:value-type="string" calcext:value-type="string" table:number-columns-spanned="2" table:number-rows-spanned="1">
            <text:p>Optimal value →</text:p>
          </table:table-cell>
          <table:covered-table-cell table:style-name="ce1"/>
          <table:table-cell table:style-name="ce1"/>
          <table:table-cell table:style-name="ce17" office:value-type="float" office:value="2586.76964756316" calcext:value-type="float">
            <text:p>2586.76964756316</text:p>
          </table:table-cell>
          <table:table-cell table:style-name="ce16" table:number-columns-repeated="3"/>
          <table:table-cell table:style-name="ce17" office:value-type="float" office:value="40107.0670627768" calcext:value-type="float">
            <text:p>40107.0670627768</text:p>
          </table:table-cell>
          <table:table-cell table:style-name="ce16" table:number-columns-repeated="5"/>
          <table:table-cell table:style-name="ce17" office:value-type="float" office:value="50783.5475137353" calcext:value-type="float">
            <text:p>50783.5475137353</text:p>
          </table:table-cell>
          <table:table-cell table:style-name="ce16" table:number-columns-repeated="7"/>
          <table:table-cell table:style-name="ce131" table:number-columns-repeated="33"/>
          <table:table-cell table:number-columns-repeated="6"/>
        </table:table-row>
        <table:table-row table:style-name="ro3">
          <table:table-cell table:style-name="ce1" office:value-type="string" calcext:value-type="string" table:number-columns-spanned="2" table:number-rows-spanned="1">
            <text:p>Best result of heuristics →</text:p>
          </table:table-cell>
          <table:covered-table-cell table:style-name="ce1"/>
          <table:table-cell table:style-name="ce1"/>
          <table:table-cell table:style-name="ce16" office:value-type="float" office:value="2823.57550041178" calcext:value-type="float">
            <text:p>2823.57550041178</text:p>
          </table:table-cell>
          <table:table-cell table:style-name="ce16" office:value-type="float" office:value="37168.2520500498" calcext:value-type="float">
            <text:p>37168.2520500498</text:p>
          </table:table-cell>
          <table:table-cell table:style-name="ce16" office:value-type="float" office:value="12163.0454825405" calcext:value-type="float">
            <text:p>12163.0454825405</text:p>
          </table:table-cell>
          <table:table-cell table:style-name="ce16" office:value-type="float" office:value="2508.44270697653" calcext:value-type="float">
            <text:p>2508.44270697653</text:p>
          </table:table-cell>
          <table:table-cell table:style-name="ce16" office:value-type="float" office:value="42075.4847699761" calcext:value-type="float">
            <text:p>42075.4847699761</text:p>
          </table:table-cell>
          <table:table-cell table:style-name="ce16" office:value-type="float" office:value="140095.067486166" calcext:value-type="float">
            <text:p>140095.067486166</text:p>
          </table:table-cell>
          <table:table-cell table:style-name="ce16" office:value-type="float" office:value="180477.786893014" calcext:value-type="float">
            <text:p>180477.786893014</text:p>
          </table:table-cell>
          <table:table-cell table:style-name="ce16" office:value-type="float" office:value="30324.3486861728" calcext:value-type="float">
            <text:p>30324.3486861728</text:p>
          </table:table-cell>
          <table:table-cell table:style-name="ce16" office:value-type="float" office:value="30448.5202488339" calcext:value-type="float">
            <text:p>30448.5202488339</text:p>
          </table:table-cell>
          <table:table-cell table:style-name="ce16" office:value-type="float" office:value="44274.8687342631" calcext:value-type="float">
            <text:p>44274.8687342631</text:p>
          </table:table-cell>
          <table:table-cell table:style-name="ce16" office:value-type="float" office:value="55478.2262631986" calcext:value-type="float">
            <text:p>55478.2262631986</text:p>
          </table:table-cell>
          <table:table-cell table:style-name="ce16" office:value-type="float" office:value="80894.6080758516" calcext:value-type="float">
            <text:p>80894.6080758516</text:p>
          </table:table-cell>
          <table:table-cell table:style-name="ce16" office:value-type="float" office:value="53611.3002678582" calcext:value-type="float">
            <text:p>53611.3002678582</text:p>
          </table:table-cell>
          <table:table-cell table:style-name="ce16" office:value-type="float" office:value="50728.1545845045" calcext:value-type="float">
            <text:p>50728.1545845045</text:p>
          </table:table-cell>
          <table:table-cell table:style-name="ce16" office:value-type="float" office:value="112772.500705695" calcext:value-type="float">
            <text:p>112772.500705695</text:p>
          </table:table-cell>
          <table:table-cell table:style-name="ce16" office:value-type="float" office:value="16173.0355226808" calcext:value-type="float">
            <text:p>16173.0355226808</text:p>
          </table:table-cell>
          <table:table-cell table:style-name="ce16" office:value-type="float" office:value="133523.722822265" calcext:value-type="float">
            <text:p>133523.722822265</text:p>
          </table:table-cell>
          <table:table-cell table:style-name="ce16" office:value-type="float" office:value="4103.31582730153" calcext:value-type="float">
            <text:p>4103.31582730153</text:p>
          </table:table-cell>
          <table:table-cell table:style-name="ce131" table:number-columns-repeated="33"/>
          <table:table-cell table:number-columns-repeated="6"/>
        </table:table-row>
        <table:table-row table:style-name="ro2">
          <table:table-cell table:style-name="ce65" office:value-type="string" calcext:value-type="string">
            <text:p>Size factor</text:p>
          </table:table-cell>
          <table:table-cell table:style-name="ce93" office:value-type="string" calcext:value-type="string">
            <text:p>Average improvement over all instances <text:s/></text:p>
          </table:table-cell>
          <table:table-cell table:style-name="ce93"/>
          <table:table-cell table:style-name="ce16" table:number-columns-repeated="3"/>
          <table:table-cell table:style-name="ce26"/>
          <table:table-cell table:style-name="ce16" table:number-columns-repeated="5"/>
          <table:table-cell table:style-name="ce26"/>
          <table:table-cell table:style-name="ce16" table:number-columns-repeated="2"/>
          <table:table-cell table:style-name="ce26"/>
          <table:table-cell table:style-name="ce16" table:number-columns-repeated="5"/>
          <table:table-cell table:style-name="ce131" table:number-columns-repeated="33"/>
          <table:table-cell table:number-columns-repeated="6"/>
        </table:table-row>
        <table:table-row table:style-name="ro4">
          <table:table-cell table:style-name="ce3" table:number-columns-repeated="3"/>
          <table:table-cell table:style-name="ce18" office:value-type="string" calcext:value-type="string" table:number-columns-spanned="18" table:number-rows-spanned="1">
            <text:p>Absolute values</text:p>
          </table:table-cell>
          <table:covered-table-cell table:number-columns-repeated="2" table:style-name="ce3"/>
          <table:covered-table-cell table:style-name="ce26"/>
          <table:covered-table-cell table:number-columns-repeated="5" table:style-name="ce3"/>
          <table:covered-table-cell table:style-name="ce26"/>
          <table:covered-table-cell table:number-columns-repeated="2" table:style-name="ce3"/>
          <table:covered-table-cell table:style-name="ce26"/>
          <table:covered-table-cell table:number-columns-repeated="5" table:style-name="ce3"/>
          <table:table-cell table:style-name="ce61" table:number-columns-repeated="39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4" table:number-columns-repeated="2"/>
          <table:table-cell office:value-type="float" office:value="2759.83878403081" calcext:value-type="float">
            <text:p>2759.83878403081</text:p>
          </table:table-cell>
          <table:table-cell office:value-type="float" office:value="37102.4636404262" calcext:value-type="float">
            <text:p>37102.4636404262</text:p>
          </table:table-cell>
          <table:table-cell office:value-type="float" office:value="12124.2961560437" calcext:value-type="float">
            <text:p>12124.2961560437</text:p>
          </table:table-cell>
          <table:table-cell table:style-name="Default" office:value-type="float" office:value="2473.01433460273" calcext:value-type="float">
            <text:p>2473.01433460273</text:p>
          </table:table-cell>
          <table:table-cell office:value-type="float" office:value="41474.7490292298" calcext:value-type="float">
            <text:p>41474.7490292298</text:p>
          </table:table-cell>
          <table:table-cell office:value-type="float" office:value="138451.802205655" calcext:value-type="float">
            <text:p>138451.802205655</text:p>
          </table:table-cell>
          <table:table-cell office:value-type="float" office:value="179783.350042158" calcext:value-type="float">
            <text:p>179783.350042158</text:p>
          </table:table-cell>
          <table:table-cell office:value-type="float" office:value="30126.8829858438" calcext:value-type="float">
            <text:p>30126.8829858438</text:p>
          </table:table-cell>
          <table:table-cell office:value-type="float" office:value="29798.0123444358" calcext:value-type="float">
            <text:p>29798.0123444358</text:p>
          </table:table-cell>
          <table:table-cell table:style-name="Default" office:value-type="float" office:value="43945.6369379295" calcext:value-type="float">
            <text:p>43945.6369379295</text:p>
          </table:table-cell>
          <table:table-cell office:value-type="float" office:value="54983.2158764127" calcext:value-type="float">
            <text:p>54983.2158764127</text:p>
          </table:table-cell>
          <table:table-cell office:value-type="float" office:value="80750.1780722955" calcext:value-type="float">
            <text:p>80750.1780722955</text:p>
          </table:table-cell>
          <table:table-cell table:style-name="Default" office:value-type="float" office:value="51459.1514110745" calcext:value-type="float">
            <text:p>51459.1514110745</text:p>
          </table:table-cell>
          <table:table-cell office:value-type="float" office:value="49955.0562389531" calcext:value-type="float">
            <text:p>49955.0562389531</text:p>
          </table:table-cell>
          <table:table-cell office:value-type="float" office:value="111728.928680598" calcext:value-type="float">
            <text:p>111728.928680598</text:p>
          </table:table-cell>
          <table:table-cell office:value-type="float" office:value="16099.5145683173" calcext:value-type="float">
            <text:p>16099.5145683173</text:p>
          </table:table-cell>
          <table:table-cell office:value-type="float" office:value="132075.030599417" calcext:value-type="float">
            <text:p>132075.030599417</text:p>
          </table:table-cell>
          <table:table-cell office:value-type="float" office:value="4053.52182105605" calcext:value-type="float">
            <text:p>4053.52182105605</text:p>
          </table:table-cell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4" table:number-columns-repeated="2"/>
          <table:table-cell office:value-type="float" office:value="2749.17971833861" calcext:value-type="float">
            <text:p>2749.17971833861</text:p>
          </table:table-cell>
          <table:table-cell office:value-type="float" office:value="37064.1365423048" calcext:value-type="float">
            <text:p>37064.1365423048</text:p>
          </table:table-cell>
          <table:table-cell office:value-type="float" office:value="12084.8551844745" calcext:value-type="float">
            <text:p>12084.8551844745</text:p>
          </table:table-cell>
          <table:table-cell table:style-name="Default" office:value-type="float" office:value="2470.94486473305" calcext:value-type="float">
            <text:p>2470.94486473305</text:p>
          </table:table-cell>
          <table:table-cell office:value-type="float" office:value="41474.4550418476" calcext:value-type="float">
            <text:p>41474.4550418476</text:p>
          </table:table-cell>
          <table:table-cell office:value-type="float" office:value="138508.188359523" calcext:value-type="float">
            <text:p>138508.188359523</text:p>
          </table:table-cell>
          <table:table-cell office:value-type="float" office:value="179230.336215469" calcext:value-type="float">
            <text:p>179230.336215469</text:p>
          </table:table-cell>
          <table:table-cell office:value-type="float" office:value="29927.6223179965" calcext:value-type="float">
            <text:p>29927.6223179965</text:p>
          </table:table-cell>
          <table:table-cell office:value-type="float" office:value="29921.7045033541" calcext:value-type="float">
            <text:p>29921.7045033541</text:p>
          </table:table-cell>
          <table:table-cell table:style-name="Default" office:value-type="float" office:value="43757.0028795896" calcext:value-type="float">
            <text:p>43757.0028795896</text:p>
          </table:table-cell>
          <table:table-cell office:value-type="float" office:value="54908.9323169047" calcext:value-type="float">
            <text:p>54908.9323169047</text:p>
          </table:table-cell>
          <table:table-cell office:value-type="float" office:value="80706.066379006" calcext:value-type="float">
            <text:p>80706.066379006</text:p>
          </table:table-cell>
          <table:table-cell table:style-name="Default" office:value-type="float" office:value="51231.4584717241" calcext:value-type="float">
            <text:p>51231.4584717241</text:p>
          </table:table-cell>
          <table:table-cell office:value-type="float" office:value="49653.9618277016" calcext:value-type="float">
            <text:p>49653.9618277016</text:p>
          </table:table-cell>
          <table:table-cell office:value-type="float" office:value="112203.783833471" calcext:value-type="float">
            <text:p>112203.783833471</text:p>
          </table:table-cell>
          <table:table-cell office:value-type="float" office:value="16069.472640945" calcext:value-type="float">
            <text:p>16069.472640945</text:p>
          </table:table-cell>
          <table:table-cell office:value-type="float" office:value="131838.135050617" calcext:value-type="float">
            <text:p>131838.135050617</text:p>
          </table:table-cell>
          <table:table-cell office:value-type="float" office:value="4075.09484161806" calcext:value-type="float">
            <text:p>4075.09484161806</text:p>
          </table:table-cell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4" table:number-columns-repeated="2"/>
          <table:table-cell office:value-type="float" office:value="2720.9998499955" calcext:value-type="float">
            <text:p>2720.9998499955</text:p>
          </table:table-cell>
          <table:table-cell office:value-type="float" office:value="37011.6169190647" calcext:value-type="float">
            <text:p>37011.6169190647</text:p>
          </table:table-cell>
          <table:table-cell office:value-type="float" office:value="12096.6687783662" calcext:value-type="float">
            <text:p>12096.6687783662</text:p>
          </table:table-cell>
          <table:table-cell table:style-name="Default" office:value-type="float" office:value="2460.56902587158" calcext:value-type="float">
            <text:p>2460.56902587158</text:p>
          </table:table-cell>
          <table:table-cell office:value-type="float" office:value="41458.2724616021" calcext:value-type="float">
            <text:p>41458.2724616021</text:p>
          </table:table-cell>
          <table:table-cell office:value-type="float" office:value="138586.537120162" calcext:value-type="float">
            <text:p>138586.537120162</text:p>
          </table:table-cell>
          <table:table-cell office:value-type="float" office:value="179329.825014907" calcext:value-type="float">
            <text:p>179329.825014907</text:p>
          </table:table-cell>
          <table:table-cell office:value-type="float" office:value="30070.0955162878" calcext:value-type="float">
            <text:p>30070.0955162878</text:p>
          </table:table-cell>
          <table:table-cell office:value-type="float" office:value="29802.8245730993" calcext:value-type="float">
            <text:p>29802.8245730993</text:p>
          </table:table-cell>
          <table:table-cell table:style-name="Default" office:value-type="float" office:value="43825.360735382" calcext:value-type="float">
            <text:p>43825.360735382</text:p>
          </table:table-cell>
          <table:table-cell office:value-type="float" office:value="55128.645004965" calcext:value-type="float">
            <text:p>55128.645004965</text:p>
          </table:table-cell>
          <table:table-cell office:value-type="float" office:value="80824.5052670332" calcext:value-type="float">
            <text:p>80824.5052670332</text:p>
          </table:table-cell>
          <table:table-cell table:style-name="Default" office:value-type="float" office:value="50924.7167531828" calcext:value-type="float">
            <text:p>50924.7167531828</text:p>
          </table:table-cell>
          <table:table-cell office:value-type="float" office:value="49666.6785591895" calcext:value-type="float">
            <text:p>49666.6785591895</text:p>
          </table:table-cell>
          <table:table-cell office:value-type="float" office:value="111577.986441317" calcext:value-type="float">
            <text:p>111577.986441317</text:p>
          </table:table-cell>
          <table:table-cell office:value-type="float" office:value="16145.1495529443" calcext:value-type="float">
            <text:p>16145.1495529443</text:p>
          </table:table-cell>
          <table:table-cell office:value-type="float" office:value="131031.74645164" calcext:value-type="float">
            <text:p>131031.74645164</text:p>
          </table:table-cell>
          <table:table-cell office:value-type="float" office:value="4014.44342390688" calcext:value-type="float">
            <text:p>4014.44342390688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4" table:number-columns-repeated="2"/>
          <table:table-cell office:value-type="float" office:value="2759.6486056022" calcext:value-type="float">
            <text:p>2759.6486056022</text:p>
          </table:table-cell>
          <table:table-cell office:value-type="float" office:value="37166.5957615933" calcext:value-type="float">
            <text:p>37166.5957615933</text:p>
          </table:table-cell>
          <table:table-cell office:value-type="float" office:value="12144.7511722408" calcext:value-type="float">
            <text:p>12144.7511722408</text:p>
          </table:table-cell>
          <table:table-cell table:style-name="Default" office:value-type="float" office:value="2467.86116076913" calcext:value-type="float">
            <text:p>2467.86116076913</text:p>
          </table:table-cell>
          <table:table-cell office:value-type="float" office:value="41502.8228136445" calcext:value-type="float">
            <text:p>41502.8228136445</text:p>
          </table:table-cell>
          <table:table-cell office:value-type="float" office:value="138579.367844653" calcext:value-type="float">
            <text:p>138579.367844653</text:p>
          </table:table-cell>
          <table:table-cell office:value-type="float" office:value="179374.898606872" calcext:value-type="float">
            <text:p>179374.898606872</text:p>
          </table:table-cell>
          <table:table-cell office:value-type="float" office:value="29875.8678167757" calcext:value-type="float">
            <text:p>29875.8678167757</text:p>
          </table:table-cell>
          <table:table-cell office:value-type="float" office:value="29874.2428821831" calcext:value-type="float">
            <text:p>29874.2428821831</text:p>
          </table:table-cell>
          <table:table-cell table:style-name="Default" office:value-type="float" office:value="43909.9493651766" calcext:value-type="float">
            <text:p>43909.9493651766</text:p>
          </table:table-cell>
          <table:table-cell office:value-type="float" office:value="54909.5297186607" calcext:value-type="float">
            <text:p>54909.5297186607</text:p>
          </table:table-cell>
          <table:table-cell office:value-type="float" office:value="80706.066379006" calcext:value-type="float">
            <text:p>80706.066379006</text:p>
          </table:table-cell>
          <table:table-cell table:style-name="Default" office:value-type="float" office:value="51299.0473915154" calcext:value-type="float">
            <text:p>51299.0473915154</text:p>
          </table:table-cell>
          <table:table-cell office:value-type="float" office:value="49967.0758766271" calcext:value-type="float">
            <text:p>49967.0758766271</text:p>
          </table:table-cell>
          <table:table-cell office:value-type="float" office:value="112240.296836706" calcext:value-type="float">
            <text:p>112240.296836706</text:p>
          </table:table-cell>
          <table:table-cell office:value-type="float" office:value="16130.8660256926" calcext:value-type="float">
            <text:p>16130.8660256926</text:p>
          </table:table-cell>
          <table:table-cell office:value-type="float" office:value="130686.349805773" calcext:value-type="float">
            <text:p>130686.349805773</text:p>
          </table:table-cell>
          <table:table-cell office:value-type="float" office:value="4047.0298209056" calcext:value-type="float">
            <text:p>4047.0298209056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4" table:number-columns-repeated="2"/>
          <table:table-cell office:value-type="float" office:value="2731.87929789011" calcext:value-type="float">
            <text:p>2731.87929789011</text:p>
          </table:table-cell>
          <table:table-cell office:value-type="float" office:value="37068.0115702582" calcext:value-type="float">
            <text:p>37068.0115702582</text:p>
          </table:table-cell>
          <table:table-cell office:value-type="float" office:value="12130.2294430258" calcext:value-type="float">
            <text:p>12130.2294430258</text:p>
          </table:table-cell>
          <table:table-cell table:style-name="Default" office:value-type="float" office:value="2483.53913685375" calcext:value-type="float">
            <text:p>2483.53913685375</text:p>
          </table:table-cell>
          <table:table-cell office:value-type="float" office:value="41529.8851504844" calcext:value-type="float">
            <text:p>41529.8851504844</text:p>
          </table:table-cell>
          <table:table-cell office:value-type="float" office:value="138012.679693802" calcext:value-type="float">
            <text:p>138012.679693802</text:p>
          </table:table-cell>
          <table:table-cell office:value-type="float" office:value="179486.564894531" calcext:value-type="float">
            <text:p>179486.564894531</text:p>
          </table:table-cell>
          <table:table-cell office:value-type="float" office:value="29984.9084043697" calcext:value-type="float">
            <text:p>29984.9084043697</text:p>
          </table:table-cell>
          <table:table-cell office:value-type="float" office:value="30269.5578448197" calcext:value-type="float">
            <text:p>30269.5578448197</text:p>
          </table:table-cell>
          <table:table-cell table:style-name="Default" office:value-type="float" office:value="43812.255557775" calcext:value-type="float">
            <text:p>43812.255557775</text:p>
          </table:table-cell>
          <table:table-cell office:value-type="float" office:value="54705.7272949764" calcext:value-type="float">
            <text:p>54705.7272949764</text:p>
          </table:table-cell>
          <table:table-cell office:value-type="float" office:value="80809.3601908086" calcext:value-type="float">
            <text:p>80809.3601908086</text:p>
          </table:table-cell>
          <table:table-cell table:style-name="Default" office:value-type="float" office:value="51381.3117198676" calcext:value-type="float">
            <text:p>51381.3117198676</text:p>
          </table:table-cell>
          <table:table-cell office:value-type="float" office:value="49875.7067247928" calcext:value-type="float">
            <text:p>49875.7067247928</text:p>
          </table:table-cell>
          <table:table-cell office:value-type="float" office:value="112192.501349348" calcext:value-type="float">
            <text:p>112192.501349348</text:p>
          </table:table-cell>
          <table:table-cell office:value-type="float" office:value="16121.5101061851" calcext:value-type="float">
            <text:p>16121.5101061851</text:p>
          </table:table-cell>
          <table:table-cell office:value-type="float" office:value="132134.633599921" calcext:value-type="float">
            <text:p>132134.633599921</text:p>
          </table:table-cell>
          <table:table-cell office:value-type="float" office:value="4039.49125094077" calcext:value-type="float">
            <text:p>4039.49125094077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4" table:number-columns-repeated="2"/>
          <table:table-cell office:value-type="float" office:value="2750.67330271709" calcext:value-type="float">
            <text:p>2750.67330271709</text:p>
          </table:table-cell>
          <table:table-cell office:value-type="float" office:value="37150.020374676" calcext:value-type="float">
            <text:p>37150.020374676</text:p>
          </table:table-cell>
          <table:table-cell office:value-type="float" office:value="12129.1555619609" calcext:value-type="float">
            <text:p>12129.1555619609</text:p>
          </table:table-cell>
          <table:table-cell table:style-name="Default" office:value-type="float" office:value="2489.91011035096" calcext:value-type="float">
            <text:p>2489.91011035096</text:p>
          </table:table-cell>
          <table:table-cell office:value-type="float" office:value="41410.4134943087" calcext:value-type="float">
            <text:p>41410.4134943087</text:p>
          </table:table-cell>
          <table:table-cell office:value-type="float" office:value="137916.846792522" calcext:value-type="float">
            <text:p>137916.846792522</text:p>
          </table:table-cell>
          <table:table-cell office:value-type="float" office:value="179277.021589605" calcext:value-type="float">
            <text:p>179277.021589605</text:p>
          </table:table-cell>
          <table:table-cell office:value-type="float" office:value="29947.125967872" calcext:value-type="float">
            <text:p>29947.125967872</text:p>
          </table:table-cell>
          <table:table-cell office:value-type="float" office:value="29838.7977611418" calcext:value-type="float">
            <text:p>29838.7977611418</text:p>
          </table:table-cell>
          <table:table-cell table:style-name="Default" office:value-type="float" office:value="43889.7566730638" calcext:value-type="float">
            <text:p>43889.7566730638</text:p>
          </table:table-cell>
          <table:table-cell office:value-type="float" office:value="54756.8350967469" calcext:value-type="float">
            <text:p>54756.8350967469</text:p>
          </table:table-cell>
          <table:table-cell office:value-type="float" office:value="80561.5872792227" calcext:value-type="float">
            <text:p>80561.5872792227</text:p>
          </table:table-cell>
          <table:table-cell table:style-name="Default" office:value-type="float" office:value="50460.5309461426" calcext:value-type="float">
            <text:p>50460.5309461426</text:p>
          </table:table-cell>
          <table:table-cell office:value-type="float" office:value="49749.1364956184" calcext:value-type="float">
            <text:p>49749.1364956184</text:p>
          </table:table-cell>
          <table:table-cell office:value-type="float" office:value="112293.616250683" calcext:value-type="float">
            <text:p>112293.616250683</text:p>
          </table:table-cell>
          <table:table-cell office:value-type="float" office:value="16139.9347687668" calcext:value-type="float">
            <text:p>16139.9347687668</text:p>
          </table:table-cell>
          <table:table-cell office:value-type="float" office:value="130924.567252142" calcext:value-type="float">
            <text:p>130924.567252142</text:p>
          </table:table-cell>
          <table:table-cell office:value-type="float" office:value="4032.6112711217" calcext:value-type="float">
            <text:p>4032.6112711217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4" table:number-columns-repeated="2"/>
          <table:table-cell office:value-type="float" office:value="2770.56465123301" calcext:value-type="float">
            <text:p>2770.56465123301</text:p>
          </table:table-cell>
          <table:table-cell office:value-type="float" office:value="36941.9926914231" calcext:value-type="float">
            <text:p>36941.9926914231</text:p>
          </table:table-cell>
          <table:table-cell office:value-type="float" office:value="12115.9063908797" calcext:value-type="float">
            <text:p>12115.9063908797</text:p>
          </table:table-cell>
          <table:table-cell table:style-name="Default" office:value-type="float" office:value="2481.02728800068" calcext:value-type="float">
            <text:p>2481.02728800068</text:p>
          </table:table-cell>
          <table:table-cell office:value-type="float" office:value="41527.4850644451" calcext:value-type="float">
            <text:p>41527.4850644451</text:p>
          </table:table-cell>
          <table:table-cell office:value-type="float" office:value="138720.721210989" calcext:value-type="float">
            <text:p>138720.721210989</text:p>
          </table:table-cell>
          <table:table-cell office:value-type="float" office:value="179549.718922516" calcext:value-type="float">
            <text:p>179549.718922516</text:p>
          </table:table-cell>
          <table:table-cell office:value-type="float" office:value="30091.7883491702" calcext:value-type="float">
            <text:p>30091.7883491702</text:p>
          </table:table-cell>
          <table:table-cell office:value-type="float" office:value="29961.847857474" calcext:value-type="float">
            <text:p>29961.847857474</text:p>
          </table:table-cell>
          <table:table-cell table:style-name="Default" office:value-type="float" office:value="43786.5862474775" calcext:value-type="float">
            <text:p>43786.5862474775</text:p>
          </table:table-cell>
          <table:table-cell office:value-type="float" office:value="55117.1101400474" calcext:value-type="float">
            <text:p>55117.1101400474</text:p>
          </table:table-cell>
          <table:table-cell office:value-type="float" office:value="80809.3669414879" calcext:value-type="float">
            <text:p>80809.3669414879</text:p>
          </table:table-cell>
          <table:table-cell table:style-name="Default" office:value-type="float" office:value="51222.5287105721" calcext:value-type="float">
            <text:p>51222.5287105721</text:p>
          </table:table-cell>
          <table:table-cell office:value-type="float" office:value="50023.4321121025" calcext:value-type="float">
            <text:p>50023.4321121025</text:p>
          </table:table-cell>
          <table:table-cell office:value-type="float" office:value="111565.582158308" calcext:value-type="float">
            <text:p>111565.582158308</text:p>
          </table:table-cell>
          <table:table-cell office:value-type="float" office:value="16140.3264139235" calcext:value-type="float">
            <text:p>16140.3264139235</text:p>
          </table:table-cell>
          <table:table-cell office:value-type="float" office:value="132075.030599417" calcext:value-type="float">
            <text:p>132075.030599417</text:p>
          </table:table-cell>
          <table:table-cell office:value-type="float" office:value="4003.77140948237" calcext:value-type="float">
            <text:p>4003.77140948237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4" table:number-columns-repeated="2"/>
          <table:table-cell office:value-type="float" office:value="2732.75890496239" calcext:value-type="float">
            <text:p>2732.75890496239</text:p>
          </table:table-cell>
          <table:table-cell office:value-type="float" office:value="37110.0086829968" calcext:value-type="float">
            <text:p>37110.0086829968</text:p>
          </table:table-cell>
          <table:table-cell office:value-type="float" office:value="12112.3071025305" calcext:value-type="float">
            <text:p>12112.3071025305</text:p>
          </table:table-cell>
          <table:table-cell table:style-name="Default" office:value-type="float" office:value="2476.19786649724" calcext:value-type="float">
            <text:p>2476.19786649724</text:p>
          </table:table-cell>
          <table:table-cell office:value-type="float" office:value="41443.6041732278" calcext:value-type="float">
            <text:p>41443.6041732278</text:p>
          </table:table-cell>
          <table:table-cell office:value-type="float" office:value="138774.590474614" calcext:value-type="float">
            <text:p>138774.590474614</text:p>
          </table:table-cell>
          <table:table-cell office:value-type="float" office:value="179509.754751305" calcext:value-type="float">
            <text:p>179509.754751305</text:p>
          </table:table-cell>
          <table:table-cell office:value-type="float" office:value="30206.1985072508" calcext:value-type="float">
            <text:p>30206.1985072508</text:p>
          </table:table-cell>
          <table:table-cell office:value-type="float" office:value="29977.9467332148" calcext:value-type="float">
            <text:p>29977.9467332148</text:p>
          </table:table-cell>
          <table:table-cell table:style-name="Default" office:value-type="float" office:value="43745.965724165" calcext:value-type="float">
            <text:p>43745.965724165</text:p>
          </table:table-cell>
          <table:table-cell office:value-type="float" office:value="55050.5944070657" calcext:value-type="float">
            <text:p>55050.5944070657</text:p>
          </table:table-cell>
          <table:table-cell office:value-type="float" office:value="80684.1179801026" calcext:value-type="float">
            <text:p>80684.1179801026</text:p>
          </table:table-cell>
          <table:table-cell table:style-name="Default" office:value-type="float" office:value="51304.4842721324" calcext:value-type="float">
            <text:p>51304.4842721324</text:p>
          </table:table-cell>
          <table:table-cell office:value-type="float" office:value="49581.5937965712" calcext:value-type="float">
            <text:p>49581.5937965712</text:p>
          </table:table-cell>
          <table:table-cell office:value-type="float" office:value="111853.686556072" calcext:value-type="float">
            <text:p>111853.686556072</text:p>
          </table:table-cell>
          <table:table-cell office:value-type="float" office:value="16111.8158801295" calcext:value-type="float">
            <text:p>16111.8158801295</text:p>
          </table:table-cell>
          <table:table-cell office:value-type="float" office:value="131838.135050617" calcext:value-type="float">
            <text:p>131838.135050617</text:p>
          </table:table-cell>
          <table:table-cell office:value-type="float" office:value="4010.06519979392" calcext:value-type="float">
            <text:p>4010.06519979392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4" table:number-columns-repeated="2"/>
          <table:table-cell office:value-type="float" office:value="2743.14528895537" calcext:value-type="float">
            <text:p>2743.14528895537</text:p>
          </table:table-cell>
          <table:table-cell office:value-type="float" office:value="37049.9587849083" calcext:value-type="float">
            <text:p>37049.9587849083</text:p>
          </table:table-cell>
          <table:table-cell office:value-type="float" office:value="12078.213078023" calcext:value-type="float">
            <text:p>12078.213078023</text:p>
          </table:table-cell>
          <table:table-cell table:style-name="Default" office:value-type="float" office:value="2482.66489017004" calcext:value-type="float">
            <text:p>2482.66489017004</text:p>
          </table:table-cell>
          <table:table-cell office:value-type="float" office:value="41405.0412451726" calcext:value-type="float">
            <text:p>41405.0412451726</text:p>
          </table:table-cell>
          <table:table-cell office:value-type="float" office:value="138522.666655139" calcext:value-type="float">
            <text:p>138522.666655139</text:p>
          </table:table-cell>
          <table:table-cell office:value-type="float" office:value="179733.094256297" calcext:value-type="float">
            <text:p>179733.094256297</text:p>
          </table:table-cell>
          <table:table-cell office:value-type="float" office:value="29978.3492819522" calcext:value-type="float">
            <text:p>29978.3492819522</text:p>
          </table:table-cell>
          <table:table-cell office:value-type="float" office:value="29947.7691581382" calcext:value-type="float">
            <text:p>29947.7691581382</text:p>
          </table:table-cell>
          <table:table-cell table:style-name="Default" office:value-type="float" office:value="43920.4609678876" calcext:value-type="float">
            <text:p>43920.4609678876</text:p>
          </table:table-cell>
          <table:table-cell office:value-type="float" office:value="54960.6740097621" calcext:value-type="float">
            <text:p>54960.6740097621</text:p>
          </table:table-cell>
          <table:table-cell office:value-type="float" office:value="80730.913259765" calcext:value-type="float">
            <text:p>80730.913259765</text:p>
          </table:table-cell>
          <table:table-cell table:style-name="Default" office:value-type="float" office:value="50481.5382333161" calcext:value-type="float">
            <text:p>50481.5382333161</text:p>
          </table:table-cell>
          <table:table-cell office:value-type="float" office:value="49837.4436242706" calcext:value-type="float">
            <text:p>49837.4436242706</text:p>
          </table:table-cell>
          <table:table-cell office:value-type="float" office:value="111804.616225615" calcext:value-type="float">
            <text:p>111804.616225615</text:p>
          </table:table-cell>
          <table:table-cell office:value-type="float" office:value="16107.2374756499" calcext:value-type="float">
            <text:p>16107.2374756499</text:p>
          </table:table-cell>
          <table:table-cell office:value-type="float" office:value="131031.74645164" calcext:value-type="float">
            <text:p>131031.74645164</text:p>
          </table:table-cell>
          <table:table-cell office:value-type="float" office:value="3995.46777504833" calcext:value-type="float">
            <text:p>3995.46777504833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4" table:number-columns-repeated="2"/>
          <table:table-cell office:value-type="float" office:value="2770.56465123301" calcext:value-type="float">
            <text:p>2770.56465123301</text:p>
          </table:table-cell>
          <table:table-cell office:value-type="float" office:value="36941.9926914231" calcext:value-type="float">
            <text:p>36941.9926914231</text:p>
          </table:table-cell>
          <table:table-cell office:value-type="float" office:value="12115.9063908797" calcext:value-type="float">
            <text:p>12115.9063908797</text:p>
          </table:table-cell>
          <table:table-cell table:style-name="Default" office:value-type="float" office:value="2480.44869319382" calcext:value-type="float">
            <text:p>2480.44869319382</text:p>
          </table:table-cell>
          <table:table-cell office:value-type="float" office:value="41527.4850644451" calcext:value-type="float">
            <text:p>41527.4850644451</text:p>
          </table:table-cell>
          <table:table-cell office:value-type="float" office:value="138720.721210989" calcext:value-type="float">
            <text:p>138720.721210989</text:p>
          </table:table-cell>
          <table:table-cell office:value-type="float" office:value="179549.718922516" calcext:value-type="float">
            <text:p>179549.718922516</text:p>
          </table:table-cell>
          <table:table-cell office:value-type="float" office:value="30091.7883491702" calcext:value-type="float">
            <text:p>30091.7883491702</text:p>
          </table:table-cell>
          <table:table-cell office:value-type="float" office:value="29961.847857474" calcext:value-type="float">
            <text:p>29961.847857474</text:p>
          </table:table-cell>
          <table:table-cell table:style-name="Default" office:value-type="float" office:value="43786.5862474775" calcext:value-type="float">
            <text:p>43786.5862474775</text:p>
          </table:table-cell>
          <table:table-cell office:value-type="float" office:value="55100.1207982456" calcext:value-type="float">
            <text:p>55100.1207982456</text:p>
          </table:table-cell>
          <table:table-cell office:value-type="float" office:value="80809.3669414879" calcext:value-type="float">
            <text:p>80809.3669414879</text:p>
          </table:table-cell>
          <table:table-cell table:style-name="Default" office:value-type="float" office:value="51222.5287105721" calcext:value-type="float">
            <text:p>51222.5287105721</text:p>
          </table:table-cell>
          <table:table-cell office:value-type="float" office:value="50026.163131253" calcext:value-type="float">
            <text:p>50026.163131253</text:p>
          </table:table-cell>
          <table:table-cell office:value-type="float" office:value="111565.582158308" calcext:value-type="float">
            <text:p>111565.582158308</text:p>
          </table:table-cell>
          <table:table-cell office:value-type="float" office:value="16140.3264139235" calcext:value-type="float">
            <text:p>16140.3264139235</text:p>
          </table:table-cell>
          <table:table-cell office:value-type="float" office:value="132310.732859813" calcext:value-type="float">
            <text:p>132310.732859813</text:p>
          </table:table-cell>
          <table:table-cell office:value-type="float" office:value="4003.77140948237" calcext:value-type="float">
            <text:p>4003.77140948237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4" table:number-columns-repeated="2"/>
          <table:table-cell office:value-type="float" office:value="2732.75890496239" calcext:value-type="float">
            <text:p>2732.75890496239</text:p>
          </table:table-cell>
          <table:table-cell office:value-type="float" office:value="37110.930561011" calcext:value-type="float">
            <text:p>37110.930561011</text:p>
          </table:table-cell>
          <table:table-cell office:value-type="float" office:value="12112.3071025305" calcext:value-type="float">
            <text:p>12112.3071025305</text:p>
          </table:table-cell>
          <table:table-cell table:style-name="Default" office:value-type="float" office:value="2476.19786649724" calcext:value-type="float">
            <text:p>2476.19786649724</text:p>
          </table:table-cell>
          <table:table-cell office:value-type="float" office:value="41443.6041732278" calcext:value-type="float">
            <text:p>41443.6041732278</text:p>
          </table:table-cell>
          <table:table-cell office:value-type="float" office:value="138774.590474614" calcext:value-type="float">
            <text:p>138774.590474614</text:p>
          </table:table-cell>
          <table:table-cell office:value-type="float" office:value="179509.754751305" calcext:value-type="float">
            <text:p>179509.754751305</text:p>
          </table:table-cell>
          <table:table-cell office:value-type="float" office:value="30206.1985072508" calcext:value-type="float">
            <text:p>30206.1985072508</text:p>
          </table:table-cell>
          <table:table-cell office:value-type="float" office:value="29977.9467332148" calcext:value-type="float">
            <text:p>29977.9467332148</text:p>
          </table:table-cell>
          <table:table-cell table:style-name="Default" office:value-type="float" office:value="43745.965724165" calcext:value-type="float">
            <text:p>43745.965724165</text:p>
          </table:table-cell>
          <table:table-cell office:value-type="float" office:value="55050.5944070657" calcext:value-type="float">
            <text:p>55050.5944070657</text:p>
          </table:table-cell>
          <table:table-cell office:value-type="float" office:value="80684.1179801026" calcext:value-type="float">
            <text:p>80684.1179801026</text:p>
          </table:table-cell>
          <table:table-cell table:style-name="Default" office:value-type="float" office:value="51304.4842721324" calcext:value-type="float">
            <text:p>51304.4842721324</text:p>
          </table:table-cell>
          <table:table-cell office:value-type="float" office:value="49581.5937965712" calcext:value-type="float">
            <text:p>49581.5937965712</text:p>
          </table:table-cell>
          <table:table-cell office:value-type="float" office:value="111853.686556072" calcext:value-type="float">
            <text:p>111853.686556072</text:p>
          </table:table-cell>
          <table:table-cell office:value-type="float" office:value="16115.6507492235" calcext:value-type="float">
            <text:p>16115.6507492235</text:p>
          </table:table-cell>
          <table:table-cell office:value-type="float" office:value="131838.135050617" calcext:value-type="float">
            <text:p>131838.135050617</text:p>
          </table:table-cell>
          <table:table-cell office:value-type="float" office:value="4010.06519979392" calcext:value-type="float">
            <text:p>4010.06519979392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4" table:number-columns-repeated="2"/>
          <table:table-cell office:value-type="float" office:value="2743.14528895537" calcext:value-type="float">
            <text:p>2743.14528895537</text:p>
          </table:table-cell>
          <table:table-cell office:value-type="float" office:value="37049.9587849083" calcext:value-type="float">
            <text:p>37049.9587849083</text:p>
          </table:table-cell>
          <table:table-cell office:value-type="float" office:value="12078.213078023" calcext:value-type="float">
            <text:p>12078.213078023</text:p>
          </table:table-cell>
          <table:table-cell table:style-name="Default" office:value-type="float" office:value="2482.66489017004" calcext:value-type="float">
            <text:p>2482.66489017004</text:p>
          </table:table-cell>
          <table:table-cell office:value-type="float" office:value="41405.0412451726" calcext:value-type="float">
            <text:p>41405.0412451726</text:p>
          </table:table-cell>
          <table:table-cell office:value-type="float" office:value="138522.666655139" calcext:value-type="float">
            <text:p>138522.666655139</text:p>
          </table:table-cell>
          <table:table-cell office:value-type="float" office:value="179733.094256297" calcext:value-type="float">
            <text:p>179733.094256297</text:p>
          </table:table-cell>
          <table:table-cell office:value-type="float" office:value="29978.3492819522" calcext:value-type="float">
            <text:p>29978.3492819522</text:p>
          </table:table-cell>
          <table:table-cell office:value-type="float" office:value="29947.7691581382" calcext:value-type="float">
            <text:p>29947.7691581382</text:p>
          </table:table-cell>
          <table:table-cell table:style-name="Default" office:value-type="float" office:value="43920.4609678876" calcext:value-type="float">
            <text:p>43920.4609678876</text:p>
          </table:table-cell>
          <table:table-cell office:value-type="float" office:value="54960.6740097621" calcext:value-type="float">
            <text:p>54960.6740097621</text:p>
          </table:table-cell>
          <table:table-cell office:value-type="float" office:value="80730.913259765" calcext:value-type="float">
            <text:p>80730.913259765</text:p>
          </table:table-cell>
          <table:table-cell table:style-name="Default" office:value-type="float" office:value="50481.5382333161" calcext:value-type="float">
            <text:p>50481.5382333161</text:p>
          </table:table-cell>
          <table:table-cell office:value-type="float" office:value="49837.4436242706" calcext:value-type="float">
            <text:p>49837.4436242706</text:p>
          </table:table-cell>
          <table:table-cell office:value-type="float" office:value="111820.338778948" calcext:value-type="float">
            <text:p>111820.338778948</text:p>
          </table:table-cell>
          <table:table-cell office:value-type="float" office:value="16107.2374756499" calcext:value-type="float">
            <text:p>16107.2374756499</text:p>
          </table:table-cell>
          <table:table-cell office:value-type="float" office:value="131031.74645164" calcext:value-type="float">
            <text:p>131031.74645164</text:p>
          </table:table-cell>
          <table:table-cell office:value-type="float" office:value="3992.90803036392" calcext:value-type="float">
            <text:p>3992.90803036392</text:p>
          </table:table-cell>
          <table:table-cell table:number-columns-repeated="39"/>
        </table:table-row>
        <table:table-row table:style-name="ro4">
          <table:table-cell table:style-name="ce3" table:number-columns-spanned="2" table:number-rows-spanned="1"/>
          <table:covered-table-cell table:style-name="ce14" table:formula="of:=SUM([.D19:.U19])/22" office:value-type="float" office:value="0" calcext:value-type="float">
            <text:p>0</text:p>
          </table:covered-table-cell>
          <table:table-cell table:style-name="ce14"/>
          <table:table-cell table:style-name="ce18" office:value-type="string" calcext:value-type="string" table:number-columns-spanned="18" table:number-rows-spanned="1">
            <text:p>Relative difference of the fitness value in comparison with the best result of heuristics</text:p>
          </table:table-cell>
          <table:covered-table-cell table:number-columns-repeated="2" table:style-name="ce20"/>
          <table:covered-table-cell table:style-name="ce26"/>
          <table:covered-table-cell table:number-columns-repeated="5" table:style-name="ce20"/>
          <table:covered-table-cell table:style-name="ce26"/>
          <table:covered-table-cell table:number-columns-repeated="2" table:style-name="ce20"/>
          <table:covered-table-cell table:style-name="ce26"/>
          <table:covered-table-cell table:number-columns-repeated="5" table:style-name="ce20"/>
          <table:table-cell table:style-name="ce131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4" table:formula="of:=SUM([.D20:.U20])/15" office:value-type="float" office:value="0.0109281608733554" calcext:value-type="float">
            <text:p>0.010928160873356</text:p>
          </table:table-cell>
          <table:table-cell table:style-name="ce13" table:formula="of:=[.B20]" office:value-type="percentage" office:value="0.0109281608733554" calcext:value-type="percentage">
            <text:p>1.09%</text:p>
          </table:table-cell>
          <table:table-cell table:style-name="ce112"/>
          <table:table-cell table:style-name="ce112" table:formula="of:=([.E4]-[.E7])/[.E4]" office:value-type="float" office:value="0.00177001623684217" calcext:value-type="float">
            <text:p>0.001770016236842</text:p>
          </table:table-cell>
          <table:table-cell table:style-name="ce112" table:formula="of:=([.F4]-[.F7])/[.F4]" office:value-type="float" office:value="0.0031858243523304" calcext:value-type="float">
            <text:p>0.00318582435233</text:p>
          </table:table-cell>
          <table:table-cell table:style-name="ce112" table:formula="of:=([.G4]-[.G7])/[.G4]" office:value-type="float" office:value="0.0141236522067112" calcext:value-type="float">
            <text:p>0.014123652206711</text:p>
          </table:table-cell>
          <table:table-cell table:style-name="ce112"/>
          <table:table-cell table:style-name="ce112" table:formula="of:=([.I4]-[.I7])/[.I4]" office:value-type="float" office:value="0.0117296440909573" calcext:value-type="float">
            <text:p>0.011729644090957</text:p>
          </table:table-cell>
          <table:table-cell table:style-name="ce112" table:formula="of:=([.J4]-[.J7])/[.J4]" office:value-type="float" office:value="0.00384776909563997" calcext:value-type="float">
            <text:p>0.00384776909564</text:p>
          </table:table-cell>
          <table:table-cell table:style-name="ce112" table:formula="of:=([.K4]-[.K7])/[.K4]" office:value-type="float" office:value="0.00651178702542204" calcext:value-type="float">
            <text:p>0.006511787025422</text:p>
          </table:table-cell>
          <table:table-cell table:style-name="ce112" table:formula="of:=([.L4]-[.L7])/[.L4]" office:value-type="float" office:value="0.0213641877858736" calcext:value-type="float">
            <text:p>0.021364187785874</text:p>
          </table:table-cell>
          <table:table-cell table:style-name="ce112" table:formula="of:=([.M4]-[.M7])/[.M4]" office:value-type="float" office:value="0.00743608746328828" calcext:value-type="float">
            <text:p>0.007436087463288</text:p>
          </table:table-cell>
          <table:table-cell table:style-name="ce112"/>
          <table:table-cell table:style-name="ce112" table:formula="of:=([.O4]-[.O7])/[.O4]" office:value-type="float" office:value="0.00178540952223529" calcext:value-type="float">
            <text:p>0.001785409522235</text:p>
          </table:table-cell>
          <table:table-cell table:style-name="ce112" table:formula="of:=([.P4]-[.P7])/[.P4]" office:value-type="float" office:value="0.04014356760666" calcext:value-type="float">
            <text:p>0.04014356760666</text:p>
          </table:table-cell>
          <table:table-cell table:style-name="ce112" table:formula="of:=([.Q4]-[.Q7])/[.Q4]" office:value-type="float" office:value="0.0152400250291682" calcext:value-type="float">
            <text:p>0.015240025029168</text:p>
          </table:table-cell>
          <table:table-cell table:style-name="ce112" table:formula="of:=([.R4]-[.R7])/[.R4]" office:value-type="float" office:value="0.00925378100660146" calcext:value-type="float">
            <text:p>0.009253781006601</text:p>
          </table:table-cell>
          <table:table-cell table:style-name="ce112" table:formula="of:=([.S4]-[.S7])/[.S4]" office:value-type="float" office:value="0.00454589704328665" calcext:value-type="float">
            <text:p>0.004545897043287</text:p>
          </table:table-cell>
          <table:table-cell table:style-name="ce112" table:formula="of:=([.T4]-[.T7])/[.T4]" office:value-type="float" office:value="0.0108496991562757" calcext:value-type="float">
            <text:p>0.010849699156276</text:p>
          </table:table-cell>
          <table:table-cell table:style-name="ce112" table:formula="of:=([.U4]-[.U7])/[.U4]" office:value-type="float" office:value="0.0121350654790393" calcext:value-type="float">
            <text:p>0.012135065479039</text:p>
          </table:table-cell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4" table:formula="of:=SUM([.D21:.U21])/15" office:value-type="float" office:value="0.0122229000982019" calcext:value-type="float">
            <text:p>0.012222900098202</text:p>
          </table:table-cell>
          <table:table-cell table:style-name="ce13" table:formula="of:=[.B21]" office:value-type="percentage" office:value="0.0122229000982019" calcext:value-type="percentage">
            <text:p>1.22%</text:p>
          </table:table-cell>
          <table:table-cell table:style-name="ce112"/>
          <table:table-cell table:style-name="ce112" table:formula="of:=([.E4]-[.E8])/[.E4]" office:value-type="float" office:value="0.00280119462181813" calcext:value-type="float">
            <text:p>0.002801194621818</text:p>
          </table:table-cell>
          <table:table-cell table:style-name="ce112" table:formula="of:=([.F4]-[.F8])/[.F4]" office:value-type="float" office:value="0.00642851316952547" calcext:value-type="float">
            <text:p>0.006428513169525</text:p>
          </table:table-cell>
          <table:table-cell table:style-name="ce112" table:formula="of:=([.G4]-[.G8])/[.G4]" office:value-type="float" office:value="0.0149486540550392" calcext:value-type="float">
            <text:p>0.014948654055039</text:p>
          </table:table-cell>
          <table:table-cell table:style-name="ce112"/>
          <table:table-cell table:style-name="ce112" table:formula="of:=([.I4]-[.I8])/[.I4]" office:value-type="float" office:value="0.0113271591578288" calcext:value-type="float">
            <text:p>0.011327159157829</text:p>
          </table:table-cell>
          <table:table-cell table:style-name="ce112" table:formula="of:=([.J4]-[.J8])/[.J4]" office:value-type="float" office:value="0.00691193469855752" calcext:value-type="float">
            <text:p>0.006911934698558</text:p>
          </table:table-cell>
          <table:table-cell table:style-name="ce112" table:formula="of:=([.K4]-[.K8])/[.K4]" office:value-type="float" office:value="0.0130827663367804" calcext:value-type="float">
            <text:p>0.01308276633678</text:p>
          </table:table-cell>
          <table:table-cell table:style-name="ce112" table:formula="of:=([.L4]-[.L8])/[.L4]" office:value-type="float" office:value="0.0173018505061813" calcext:value-type="float">
            <text:p>0.017301850506181</text:p>
          </table:table-cell>
          <table:table-cell table:style-name="ce112" table:formula="of:=([.M4]-[.M8])/[.M4]" office:value-type="float" office:value="0.0116966095999454" calcext:value-type="float">
            <text:p>0.011696609599945</text:p>
          </table:table-cell>
          <table:table-cell table:style-name="ce112"/>
          <table:table-cell table:style-name="ce112" table:formula="of:=([.O4]-[.O8])/[.O4]" office:value-type="float" office:value="0.00233070783492582" calcext:value-type="float">
            <text:p>0.002330707834926</text:p>
          </table:table-cell>
          <table:table-cell table:style-name="ce112" table:formula="of:=([.P4]-[.P8])/[.P4]" office:value-type="float" office:value="0.0443906748063125" calcext:value-type="float">
            <text:p>0.044390674806313</text:p>
          </table:table-cell>
          <table:table-cell table:style-name="ce112" table:formula="of:=([.Q4]-[.Q8])/[.Q4]" office:value-type="float" office:value="0.0211754747556108" calcext:value-type="float">
            <text:p>0.021175474755611</text:p>
          </table:table-cell>
          <table:table-cell table:style-name="ce112" table:formula="of:=([.R4]-[.R8])/[.R4]" office:value-type="float" office:value="0.00504304567749466" calcext:value-type="float">
            <text:p>0.005043045677495</text:p>
          </table:table-cell>
          <table:table-cell table:style-name="ce112" table:formula="of:=([.S4]-[.S8])/[.S4]" office:value-type="float" office:value="0.00640342881771007" calcext:value-type="float">
            <text:p>0.00640342881771</text:p>
          </table:table-cell>
          <table:table-cell table:style-name="ce112" table:formula="of:=([.T4]-[.T8])/[.T4]" office:value-type="float" office:value="0.0126238823785043" calcext:value-type="float">
            <text:p>0.012623882378504</text:p>
          </table:table-cell>
          <table:table-cell table:style-name="ce112" table:formula="of:=([.U4]-[.U8])/[.U4]" office:value-type="float" office:value="0.00687760505679437" calcext:value-type="float">
            <text:p>0.006877605056794</text:p>
          </table:table-cell>
          <table:table-cell table:number-columns-repeated="39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4" table:formula="of:=SUM([.D22:.U22])/15" office:value-type="float" office:value="0.0140113540072907" calcext:value-type="float">
            <text:p>0.014011354007291</text:p>
          </table:table-cell>
          <table:table-cell table:style-name="ce13" table:formula="of:=[.B22]" office:value-type="percentage" office:value="0.0140113540072907" calcext:value-type="percentage">
            <text:p>1.40%</text:p>
          </table:table-cell>
          <table:table-cell table:style-name="ce112"/>
          <table:table-cell table:style-name="ce112" table:formula="of:=([.E4]-[.E9])/[.E4]" office:value-type="float" office:value="0.00421421838116561" calcext:value-type="float">
            <text:p>0.004214218381166</text:p>
          </table:table-cell>
          <table:table-cell table:style-name="ce112" table:formula="of:=([.F4]-[.F9])/[.F4]" office:value-type="float" office:value="0.00545724376922108" calcext:value-type="float">
            <text:p>0.005457243769221</text:p>
          </table:table-cell>
          <table:table-cell table:style-name="ce112" table:formula="of:=([.G4]-[.G9])/[.G4]" office:value-type="float" office:value="0.0190850207468583" calcext:value-type="float">
            <text:p>0.019085020746858</text:p>
          </table:table-cell>
          <table:table-cell table:style-name="ce112"/>
          <table:table-cell table:style-name="ce112" table:formula="of:=([.I4]-[.I9])/[.I4]" office:value-type="float" office:value="0.0107679049168" calcext:value-type="float">
            <text:p>0.0107679049168</text:p>
          </table:table-cell>
          <table:table-cell table:style-name="ce112" table:formula="of:=([.J4]-[.J9])/[.J4]" office:value-type="float" office:value="0.00636068237465515" calcext:value-type="float">
            <text:p>0.006360682374655</text:p>
          </table:table-cell>
          <table:table-cell table:style-name="ce112" table:formula="of:=([.K4]-[.K9])/[.K4]" office:value-type="float" office:value="0.00838445608564479" calcext:value-type="float">
            <text:p>0.008384456085645</text:p>
          </table:table-cell>
          <table:table-cell table:style-name="ce112" table:formula="of:=([.L4]-[.L9])/[.L4]" office:value-type="float" office:value="0.0212061430393908" calcext:value-type="float">
            <text:p>0.021206143039391</text:p>
          </table:table-cell>
          <table:table-cell table:style-name="ce112" table:formula="of:=([.M4]-[.M9])/[.M4]" office:value-type="float" office:value="0.010152667003466" calcext:value-type="float">
            <text:p>0.010152667003466</text:p>
          </table:table-cell>
          <table:table-cell table:style-name="ce112"/>
          <table:table-cell table:style-name="ce112" table:formula="of:=([.O4]-[.O9])/[.O4]" office:value-type="float" office:value="0.000866594331635524" calcext:value-type="float">
            <text:p>0.000866594331636</text:p>
          </table:table-cell>
          <table:table-cell table:style-name="ce112" table:formula="of:=([.P4]-[.P9])/[.P4]" office:value-type="float" office:value="0.0501122618039928" calcext:value-type="float">
            <text:p>0.050112261803993</text:p>
          </table:table-cell>
          <table:table-cell table:style-name="ce112" table:formula="of:=([.Q4]-[.Q9])/[.Q4]" office:value-type="float" office:value="0.0209247908584317" calcext:value-type="float">
            <text:p>0.020924790858432</text:p>
          </table:table-cell>
          <table:table-cell table:style-name="ce112" table:formula="of:=([.R4]-[.R9])/[.R4]" office:value-type="float" office:value="0.0105922477279741" calcext:value-type="float">
            <text:p>0.010592247727974</text:p>
          </table:table-cell>
          <table:table-cell table:style-name="ce112" table:formula="of:=([.S4]-[.S9])/[.S4]" office:value-type="float" office:value="0.00172422608590774" calcext:value-type="float">
            <text:p>0.001724226085908</text:p>
          </table:table-cell>
          <table:table-cell table:style-name="ce112" table:formula="of:=([.T4]-[.T9])/[.T4]" office:value-type="float" office:value="0.018663173239575" calcext:value-type="float">
            <text:p>0.018663173239575</text:p>
          </table:table-cell>
          <table:table-cell table:style-name="ce112" table:formula="of:=([.U4]-[.U9])/[.U4]" office:value-type="float" office:value="0.0216586797446425" calcext:value-type="float">
            <text:p>0.021658679744643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4" table:formula="of:=SUM([.D23:.U23])/15" office:value-type="float" office:value="0.0119537608812068" calcext:value-type="float">
            <text:p>0.011953760881207</text:p>
          </table:table-cell>
          <table:table-cell table:style-name="ce13" table:formula="of:=[.B23]" office:value-type="percentage" office:value="0.0119537608812068" calcext:value-type="percentage">
            <text:p>1.20%</text:p>
          </table:table-cell>
          <table:table-cell table:style-name="ce112"/>
          <table:table-cell table:style-name="ce112" table:formula="of:=([.E4]-[.E10])/[.E4]" office:value-type="float" office:value="0.0000445619141370174" calcext:value-type="float">
            <text:p>4.45619141370174E-05</text:p>
          </table:table-cell>
          <table:table-cell table:style-name="ce112" table:formula="of:=([.F4]-[.F10])/[.F4]" office:value-type="float" office:value="0.0015040896069927" calcext:value-type="float">
            <text:p>0.001504089606993</text:p>
          </table:table-cell>
          <table:table-cell table:style-name="ce112" table:formula="of:=([.G4]-[.G10])/[.G4]" office:value-type="float" office:value="0.0161779840912967" calcext:value-type="float">
            <text:p>0.016177984091297</text:p>
          </table:table-cell>
          <table:table-cell table:style-name="ce112"/>
          <table:table-cell table:style-name="ce112" table:formula="of:=([.I4]-[.I10])/[.I4]" office:value-type="float" office:value="0.0108190792774529" calcext:value-type="float">
            <text:p>0.010819079277453</text:p>
          </table:table-cell>
          <table:table-cell table:style-name="ce112" table:formula="of:=([.J4]-[.J10])/[.J4]" office:value-type="float" office:value="0.00611093644890147" calcext:value-type="float">
            <text:p>0.006110936448901</text:p>
          </table:table-cell>
          <table:table-cell table:style-name="ce112" table:formula="of:=([.K4]-[.K10])/[.K4]" office:value-type="float" office:value="0.0147894642037809" calcext:value-type="float">
            <text:p>0.014789464203781</text:p>
          </table:table-cell>
          <table:table-cell table:style-name="ce112" table:formula="of:=([.L4]-[.L10])/[.L4]" office:value-type="float" office:value="0.0188606001854166" calcext:value-type="float">
            <text:p>0.018860600185417</text:p>
          </table:table-cell>
          <table:table-cell table:style-name="ce112" table:formula="of:=([.M4]-[.M10])/[.M4]" office:value-type="float" office:value="0.00824213328054753" calcext:value-type="float">
            <text:p>0.008242133280548</text:p>
          </table:table-cell>
          <table:table-cell table:style-name="ce112"/>
          <table:table-cell table:style-name="ce112" table:formula="of:=([.O4]-[.O10])/[.O4]" office:value-type="float" office:value="0.00233070783492564" calcext:value-type="float">
            <text:p>0.002330707834926</text:p>
          </table:table-cell>
          <table:table-cell table:style-name="ce112" table:formula="of:=([.P4]-[.P10])/[.P4]" office:value-type="float" office:value="0.0431299532895128" calcext:value-type="float">
            <text:p>0.043129953289513</text:p>
          </table:table-cell>
          <table:table-cell table:style-name="ce112" table:formula="of:=([.Q4]-[.Q10])/[.Q4]" office:value-type="float" office:value="0.0150030828858477" calcext:value-type="float">
            <text:p>0.015003082885848</text:p>
          </table:table-cell>
          <table:table-cell table:style-name="ce112" table:formula="of:=([.R4]-[.R10])/[.R4]" office:value-type="float" office:value="0.00471926990763178" calcext:value-type="float">
            <text:p>0.004719269907632</text:p>
          </table:table-cell>
          <table:table-cell table:style-name="ce112" table:formula="of:=([.S4]-[.S10])/[.S4]" office:value-type="float" office:value="0.0026073953111089" calcext:value-type="float">
            <text:p>0.002607395311109</text:p>
          </table:table-cell>
          <table:table-cell table:style-name="ce112" table:formula="of:=([.T4]-[.T10])/[.T4]" office:value-type="float" office:value="0.0212499543640542" calcext:value-type="float">
            <text:p>0.021249954364054</text:p>
          </table:table-cell>
          <table:table-cell table:style-name="ce112" table:formula="of:=([.U4]-[.U10])/[.U4]" office:value-type="float" office:value="0.0137172006164948" calcext:value-type="float">
            <text:p>0.013717200616495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4" table:formula="of:=SUM([.D24:.U24])/15" office:value-type="float" office:value="0.0104626165828907" calcext:value-type="float">
            <text:p>0.010462616582891</text:p>
          </table:table-cell>
          <table:table-cell table:style-name="ce13" table:formula="of:=[.B24]" office:value-type="percentage" office:value="0.0104626165828907" calcext:value-type="percentage">
            <text:p>1.05%</text:p>
          </table:table-cell>
          <table:table-cell table:style-name="ce112"/>
          <table:table-cell table:style-name="ce112" table:formula="of:=([.E4]-[.E11])/[.E4]" office:value-type="float" office:value="0.00269693822719012" calcext:value-type="float">
            <text:p>0.00269693822719</text:p>
          </table:table-cell>
          <table:table-cell table:style-name="ce112" table:formula="of:=([.F4]-[.F11])/[.F4]" office:value-type="float" office:value="0.00269801174070897" calcext:value-type="float">
            <text:p>0.002698011740709</text:p>
          </table:table-cell>
          <table:table-cell table:style-name="ce112" table:formula="of:=([.G4]-[.G11])/[.G4]" office:value-type="float" office:value="0.00992790070648754" calcext:value-type="float">
            <text:p>0.009927900706488</text:p>
          </table:table-cell>
          <table:table-cell table:style-name="ce112"/>
          <table:table-cell table:style-name="ce112" table:formula="of:=([.I4]-[.I11])/[.I4]" office:value-type="float" office:value="0.0148641049947717" calcext:value-type="float">
            <text:p>0.014864104994772</text:p>
          </table:table-cell>
          <table:table-cell table:style-name="ce112" table:formula="of:=([.J4]-[.J11])/[.J4]" office:value-type="float" office:value="0.00549221051270118" calcext:value-type="float">
            <text:p>0.005492210512701</text:p>
          </table:table-cell>
          <table:table-cell table:style-name="ce112" table:formula="of:=([.K4]-[.K11])/[.K4]" office:value-type="float" office:value="0.0111936544892025" calcext:value-type="float">
            <text:p>0.011193654489203</text:p>
          </table:table-cell>
          <table:table-cell table:style-name="ce112" table:formula="of:=([.L4]-[.L11])/[.L4]" office:value-type="float" office:value="0.00587754027294978" calcext:value-type="float">
            <text:p>0.00587754027295</text:p>
          </table:table-cell>
          <table:table-cell table:style-name="ce112" table:formula="of:=([.M4]-[.M11])/[.M4]" office:value-type="float" office:value="0.0104486628580363" calcext:value-type="float">
            <text:p>0.010448662858036</text:p>
          </table:table-cell>
          <table:table-cell table:style-name="ce112"/>
          <table:table-cell table:style-name="ce112" table:formula="of:=([.O4]-[.O11])/[.O4]" office:value-type="float" office:value="0.00105381417959385" calcext:value-type="float">
            <text:p>0.001053814179594</text:p>
          </table:table-cell>
          <table:table-cell table:style-name="ce112" table:formula="of:=([.P4]-[.P11])/[.P4]" office:value-type="float" office:value="0.0415954945477707" calcext:value-type="float">
            <text:p>0.041595494547771</text:p>
          </table:table-cell>
          <table:table-cell table:style-name="ce112" table:formula="of:=([.Q4]-[.Q11])/[.Q4]" office:value-type="float" office:value="0.0168042355708333" calcext:value-type="float">
            <text:p>0.016804235570833</text:p>
          </table:table-cell>
          <table:table-cell table:style-name="ce112" table:formula="of:=([.R4]-[.R11])/[.R4]" office:value-type="float" office:value="0.00514309208997875" calcext:value-type="float">
            <text:p>0.005143092089979</text:p>
          </table:table-cell>
          <table:table-cell table:style-name="ce112" table:formula="of:=([.S4]-[.S11])/[.S4]" office:value-type="float" office:value="0.00318588408610404" calcext:value-type="float">
            <text:p>0.003185884086104</text:p>
          </table:table-cell>
          <table:table-cell table:style-name="ce112" table:formula="of:=([.T4]-[.T11])/[.T4]" office:value-type="float" office:value="0.0104033140552321" calcext:value-type="float">
            <text:p>0.010403314055232</text:p>
          </table:table-cell>
          <table:table-cell table:style-name="ce112" table:formula="of:=([.U4]-[.U11])/[.U4]" office:value-type="float" office:value="0.0155543904117993" calcext:value-type="float">
            <text:p>0.015554390411799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4" table:formula="of:=SUM([.D25:.U25])/15" office:value-type="float" office:value="0.0132803706645554" calcext:value-type="float">
            <text:p>0.013280370664555</text:p>
          </table:table-cell>
          <table:table-cell table:style-name="ce13" table:formula="of:=[.B25]" office:value-type="percentage" office:value="0.0132803706645554" calcext:value-type="percentage">
            <text:p>1.33%</text:p>
          </table:table-cell>
          <table:table-cell table:style-name="ce112"/>
          <table:table-cell table:style-name="ce112" table:formula="of:=([.E4]-[.E12])/[.E4]" office:value-type="float" office:value="0.00049051742732569" calcext:value-type="float">
            <text:p>0.000490517427326</text:p>
          </table:table-cell>
          <table:table-cell table:style-name="ce112" table:formula="of:=([.F4]-[.F12])/[.F4]" office:value-type="float" office:value="0.00278630221585934" calcext:value-type="float">
            <text:p>0.002786302215859</text:p>
          </table:table-cell>
          <table:table-cell table:style-name="ce112" table:formula="of:=([.G4]-[.G12])/[.G4]" office:value-type="float" office:value="0.00738808846382223" calcext:value-type="float">
            <text:p>0.007388088463822</text:p>
          </table:table-cell>
          <table:table-cell table:style-name="ce112"/>
          <table:table-cell table:style-name="ce112" table:formula="of:=([.I4]-[.I12])/[.I4]" office:value-type="float" office:value="0.0155481612074569" calcext:value-type="float">
            <text:p>0.015548161207457</text:p>
          </table:table-cell>
          <table:table-cell table:style-name="ce112" table:formula="of:=([.J4]-[.J12])/[.J4]" office:value-type="float" office:value="0.00665325813265334" calcext:value-type="float">
            <text:p>0.006653258132653</text:p>
          </table:table-cell>
          <table:table-cell table:style-name="ce112" table:formula="of:=([.K4]-[.K12])/[.K4]" office:value-type="float" office:value="0.0124395983638309" calcext:value-type="float">
            <text:p>0.012439598363831</text:p>
          </table:table-cell>
          <table:table-cell table:style-name="ce112" table:formula="of:=([.L4]-[.L12])/[.L4]" office:value-type="float" office:value="0.02002470014008" calcext:value-type="float">
            <text:p>0.02002470014008</text:p>
          </table:table-cell>
          <table:table-cell table:style-name="ce112" table:formula="of:=([.M4]-[.M12])/[.M4]" office:value-type="float" office:value="0.00869820898873148" calcext:value-type="float">
            <text:p>0.008698208988731</text:p>
          </table:table-cell>
          <table:table-cell table:style-name="ce112"/>
          <table:table-cell table:style-name="ce112" table:formula="of:=([.O4]-[.O12])/[.O4]" office:value-type="float" office:value="0.00411672427310145" calcext:value-type="float">
            <text:p>0.004116724273101</text:p>
          </table:table-cell>
          <table:table-cell table:style-name="ce112" table:formula="of:=([.P4]-[.P12])/[.P4]" office:value-type="float" office:value="0.058770619365198" calcext:value-type="float">
            <text:p>0.058770619365198</text:p>
          </table:table-cell>
          <table:table-cell table:style-name="ce112" table:formula="of:=([.Q4]-[.Q12])/[.Q4]" office:value-type="float" office:value="0.0192993042405132" calcext:value-type="float">
            <text:p>0.019299304240513</text:p>
          </table:table-cell>
          <table:table-cell table:style-name="ce112" table:formula="of:=([.R4]-[.R12])/[.R4]" office:value-type="float" office:value="0.00424646480316887" calcext:value-type="float">
            <text:p>0.004246464803169</text:p>
          </table:table-cell>
          <table:table-cell table:style-name="ce112" table:formula="of:=([.S4]-[.S12])/[.S4]" office:value-type="float" office:value="0.00204666303165903" calcext:value-type="float">
            <text:p>0.002046663031659</text:p>
          </table:table-cell>
          <table:table-cell table:style-name="ce112" table:formula="of:=([.T4]-[.T12])/[.T4]" office:value-type="float" office:value="0.0194658710466191" calcext:value-type="float">
            <text:p>0.019465871046619</text:p>
          </table:table-cell>
          <table:table-cell table:style-name="ce112" table:formula="of:=([.U4]-[.U12])/[.U4]" office:value-type="float" office:value="0.0172310782683111" calcext:value-type="float">
            <text:p>0.017231078268311</text:p>
          </table:table-cell>
          <table:table-cell table:number-columns-repeated="39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4" table:formula="of:=SUM([.D26:.U26])/15" office:value-type="float" office:value="0.0118575104777914" calcext:value-type="float">
            <text:p>0.011857510477792</text:p>
          </table:table-cell>
          <table:table-cell table:style-name="ce13" table:formula="of:=[.B26]" office:value-type="percentage" office:value="0.0118575104777914" calcext:value-type="percentage">
            <text:p>1.19%</text:p>
          </table:table-cell>
          <table:table-cell table:style-name="ce112"/>
          <table:table-cell table:style-name="ce112" table:formula="of:=([.E4]-[.E13])/[.E4]" office:value-type="float" office:value="0.00608743608179345" calcext:value-type="float">
            <text:p>0.006087436081793</text:p>
          </table:table-cell>
          <table:table-cell table:style-name="ce112" table:formula="of:=([.F4]-[.F13])/[.F4]" office:value-type="float" office:value="0.00387559939067118" calcext:value-type="float">
            <text:p>0.003875599390671</text:p>
          </table:table-cell>
          <table:table-cell table:style-name="ce112" table:formula="of:=([.G4]-[.G13])/[.G4]" office:value-type="float" office:value="0.0109292585792778" calcext:value-type="float">
            <text:p>0.010929258579278</text:p>
          </table:table-cell>
          <table:table-cell table:style-name="ce112"/>
          <table:table-cell table:style-name="ce112" table:formula="of:=([.I4]-[.I13])/[.I4]" office:value-type="float" office:value="0.00981009752761287" calcext:value-type="float">
            <text:p>0.009810097527613</text:p>
          </table:table-cell>
          <table:table-cell table:style-name="ce112" table:formula="of:=([.J4]-[.J13])/[.J4]" office:value-type="float" office:value="0.00514228363764592" calcext:value-type="float">
            <text:p>0.005142283637646</text:p>
          </table:table-cell>
          <table:table-cell table:style-name="ce112" table:formula="of:=([.K4]-[.K13])/[.K4]" office:value-type="float" office:value="0.0076690958611971" calcext:value-type="float">
            <text:p>0.007669095861197</text:p>
          </table:table-cell>
          <table:table-cell table:style-name="ce112" table:formula="of:=([.L4]-[.L13])/[.L4]" office:value-type="float" office:value="0.0159834496843412" calcext:value-type="float">
            <text:p>0.015983449684341</text:p>
          </table:table-cell>
          <table:table-cell table:style-name="ce112" table:formula="of:=([.M4]-[.M13])/[.M4]" office:value-type="float" office:value="0.0110284344311965" calcext:value-type="float">
            <text:p>0.011028434431197</text:p>
          </table:table-cell>
          <table:table-cell table:style-name="ce112"/>
          <table:table-cell table:style-name="ce112" table:formula="of:=([.O4]-[.O13])/[.O4]" office:value-type="float" office:value="0.00105373072929348" calcext:value-type="float">
            <text:p>0.001053730729293</text:p>
          </table:table-cell>
          <table:table-cell table:style-name="ce112" table:formula="of:=([.P4]-[.P13])/[.P4]" office:value-type="float" office:value="0.0445572397116102" calcext:value-type="float">
            <text:p>0.04455723971161</text:p>
          </table:table-cell>
          <table:table-cell table:style-name="ce112" table:formula="of:=([.Q4]-[.Q13])/[.Q4]" office:value-type="float" office:value="0.0138921369833799" calcext:value-type="float">
            <text:p>0.01389213698338</text:p>
          </table:table-cell>
          <table:table-cell table:style-name="ce112" table:formula="of:=([.R4]-[.R13])/[.R4]" office:value-type="float" office:value="0.0107022415911237" calcext:value-type="float">
            <text:p>0.010702241591124</text:p>
          </table:table-cell>
          <table:table-cell table:style-name="ce112" table:formula="of:=([.S4]-[.S13])/[.S4]" office:value-type="float" office:value="0.00202244709791268" calcext:value-type="float">
            <text:p>0.002022447097913</text:p>
          </table:table-cell>
          <table:table-cell table:style-name="ce112" table:formula="of:=([.T4]-[.T13])/[.T4]" office:value-type="float" office:value="0.0108496991562757" calcext:value-type="float">
            <text:p>0.010849699156276</text:p>
          </table:table-cell>
          <table:table-cell table:style-name="ce112" table:formula="of:=([.U4]-[.U13])/[.U4]" office:value-type="float" office:value="0.0242595067035397" calcext:value-type="float">
            <text:p>0.02425950670354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4" table:formula="of:=SUM([.D27:.U27])/15" office:value-type="float" office:value="0.0120129452306982" calcext:value-type="float">
            <text:p>0.012012945230698</text:p>
          </table:table-cell>
          <table:table-cell table:style-name="ce13" table:formula="of:=[.B27]" office:value-type="percentage" office:value="0.0120129452306982" calcext:value-type="percentage">
            <text:p>1.20%</text:p>
          </table:table-cell>
          <table:table-cell table:style-name="ce112"/>
          <table:table-cell table:style-name="ce112" table:formula="of:=([.E4]-[.E14])/[.E4]" office:value-type="float" office:value="0.00156701926618872" calcext:value-type="float">
            <text:p>0.001567019266189</text:p>
          </table:table-cell>
          <table:table-cell table:style-name="ce112" table:formula="of:=([.F4]-[.F14])/[.F4]" office:value-type="float" office:value="0.00417151938491643" calcext:value-type="float">
            <text:p>0.004171519384916</text:p>
          </table:table-cell>
          <table:table-cell table:style-name="ce112" table:formula="of:=([.G4]-[.G14])/[.G4]" office:value-type="float" office:value="0.0128545253952225" calcext:value-type="float">
            <text:p>0.012854525395223</text:p>
          </table:table-cell>
          <table:table-cell table:style-name="ce112"/>
          <table:table-cell table:style-name="ce112" table:formula="of:=([.I4]-[.I14])/[.I4]" office:value-type="float" office:value="0.00942557818234648" calcext:value-type="float">
            <text:p>0.009425578182346</text:p>
          </table:table-cell>
          <table:table-cell table:style-name="ce112" table:formula="of:=([.J4]-[.J14])/[.J4]" office:value-type="float" office:value="0.00536371903919102" calcext:value-type="float">
            <text:p>0.005363719039191</text:p>
          </table:table-cell>
          <table:table-cell table:style-name="ce112" table:formula="of:=([.K4]-[.K14])/[.K4]" office:value-type="float" office:value="0.00389621489136302" calcext:value-type="float">
            <text:p>0.003896214891363</text:p>
          </table:table-cell>
          <table:table-cell table:style-name="ce112" table:formula="of:=([.L4]-[.L14])/[.L4]" office:value-type="float" office:value="0.0154547252796979" calcext:value-type="float">
            <text:p>0.015454725279698</text:p>
          </table:table-cell>
          <table:table-cell table:style-name="ce112" table:formula="of:=([.M4]-[.M14])/[.M4]" office:value-type="float" office:value="0.0119458967404864" calcext:value-type="float">
            <text:p>0.011945896740486</text:p>
          </table:table-cell>
          <table:table-cell table:style-name="ce112"/>
          <table:table-cell table:style-name="ce112" table:formula="of:=([.O4]-[.O14])/[.O4]" office:value-type="float" office:value="0.00260202874772117" calcext:value-type="float">
            <text:p>0.002602028747721</text:p>
          </table:table-cell>
          <table:table-cell table:style-name="ce112" table:formula="of:=([.P4]-[.P14])/[.P4]" office:value-type="float" office:value="0.0430285403301213" calcext:value-type="float">
            <text:p>0.043028540330121</text:p>
          </table:table-cell>
          <table:table-cell table:style-name="ce112" table:formula="of:=([.Q4]-[.Q14])/[.Q4]" office:value-type="float" office:value="0.0226020598881298" calcext:value-type="float">
            <text:p>0.02260205988813</text:p>
          </table:table-cell>
          <table:table-cell table:style-name="ce112" table:formula="of:=([.R4]-[.R14])/[.R4]" office:value-type="float" office:value="0.00814750177457846" calcext:value-type="float">
            <text:p>0.008147501774578</text:p>
          </table:table-cell>
          <table:table-cell table:style-name="ce112" table:formula="of:=([.S4]-[.S14])/[.S4]" office:value-type="float" office:value="0.003785290798718" calcext:value-type="float">
            <text:p>0.003785290798718</text:p>
          </table:table-cell>
          <table:table-cell table:style-name="ce112" table:formula="of:=([.T4]-[.T14])/[.T4]" office:value-type="float" office:value="0.0126238823785043" calcext:value-type="float">
            <text:p>0.012623882378504</text:p>
          </table:table-cell>
          <table:table-cell table:style-name="ce112" table:formula="of:=([.U4]-[.U14])/[.U4]" office:value-type="float" office:value="0.0227256763632883" calcext:value-type="float">
            <text:p>0.022725676363288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4" table:formula="of:=SUM([.D28:.U28])/15" office:value-type="float" office:value="0.0138134918803583" calcext:value-type="float">
            <text:p>0.013813491880358</text:p>
          </table:table-cell>
          <table:table-cell table:style-name="ce13" table:formula="of:=[.B28]" office:value-type="percentage" office:value="0.0138134918803583" calcext:value-type="percentage">
            <text:p>1.38%</text:p>
          </table:table-cell>
          <table:table-cell table:style-name="ce112"/>
          <table:table-cell table:style-name="ce112" table:formula="of:=([.E4]-[.E15])/[.E4]" office:value-type="float" office:value="0.00318264267531944" calcext:value-type="float">
            <text:p>0.003182642675319</text:p>
          </table:table-cell>
          <table:table-cell table:style-name="ce112" table:formula="of:=([.F4]-[.F15])/[.F4]" office:value-type="float" office:value="0.00697460226053252" calcext:value-type="float">
            <text:p>0.006974602260533</text:p>
          </table:table-cell>
          <table:table-cell table:style-name="ce112" table:formula="of:=([.G4]-[.G15])/[.G4]" office:value-type="float" office:value="0.0102764223933828" calcext:value-type="float">
            <text:p>0.010276422393383</text:p>
          </table:table-cell>
          <table:table-cell table:style-name="ce112"/>
          <table:table-cell table:style-name="ce112" table:formula="of:=([.I4]-[.I15])/[.I4]" office:value-type="float" office:value="0.0112238129381835" calcext:value-type="float">
            <text:p>0.011223812938184</text:p>
          </table:table-cell>
          <table:table-cell table:style-name="ce112" table:formula="of:=([.J4]-[.J15])/[.J4]" office:value-type="float" office:value="0.0041262287705135" calcext:value-type="float">
            <text:p>0.004126228770514</text:p>
          </table:table-cell>
          <table:table-cell table:style-name="ce112" table:formula="of:=([.K4]-[.K15])/[.K4]" office:value-type="float" office:value="0.0114099533612861" calcext:value-type="float">
            <text:p>0.011409953361286</text:p>
          </table:table-cell>
          <table:table-cell table:style-name="ce112" table:formula="of:=([.L4]-[.L15])/[.L4]" office:value-type="float" office:value="0.0164458268120564" calcext:value-type="float">
            <text:p>0.016445826812056</text:p>
          </table:table-cell>
          <table:table-cell table:style-name="ce112" table:formula="of:=([.M4]-[.M15])/[.M4]" office:value-type="float" office:value="0.00800471636635703" calcext:value-type="float">
            <text:p>0.008004716366357</text:p>
          </table:table-cell>
          <table:table-cell table:style-name="ce112"/>
          <table:table-cell table:style-name="ce112" table:formula="of:=([.O4]-[.O15])/[.O4]" office:value-type="float" office:value="0.00202355657540432" calcext:value-type="float">
            <text:p>0.002023556575404</text:p>
          </table:table-cell>
          <table:table-cell table:style-name="ce112" table:formula="of:=([.P4]-[.P15])/[.P4]" office:value-type="float" office:value="0.0583787749766343" calcext:value-type="float">
            <text:p>0.058378774976634</text:p>
          </table:table-cell>
          <table:table-cell table:style-name="ce112" table:formula="of:=([.Q4]-[.Q15])/[.Q4]" office:value-type="float" office:value="0.0175585129703493" calcext:value-type="float">
            <text:p>0.017558512970349</text:p>
          </table:table-cell>
          <table:table-cell table:style-name="ce112" table:formula="of:=([.R4]-[.R15])/[.R4]" office:value-type="float" office:value="0.00858262851336747" calcext:value-type="float">
            <text:p>0.008582628513367</text:p>
          </table:table-cell>
          <table:table-cell table:style-name="ce112" table:formula="of:=([.S4]-[.S15])/[.S4]" office:value-type="float" office:value="0.00406837955302993" calcext:value-type="float">
            <text:p>0.00406837955303</text:p>
          </table:table-cell>
          <table:table-cell table:style-name="ce112" table:formula="of:=([.T4]-[.T15])/[.T4]" office:value-type="float" office:value="0.018663173239575" calcext:value-type="float">
            <text:p>0.018663173239575</text:p>
          </table:table-cell>
          <table:table-cell table:style-name="ce112" table:formula="of:=([.U4]-[.U15])/[.U4]" office:value-type="float" office:value="0.0262831467993836" calcext:value-type="float">
            <text:p>0.026283146799384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4" table:formula="of:=SUM([.D29:.U29])/15" office:value-type="float" office:value="0.0117516155637086" calcext:value-type="float">
            <text:p>0.011751615563709</text:p>
          </table:table-cell>
          <table:table-cell table:style-name="ce13" table:formula="of:=[.B29]" office:value-type="percentage" office:value="0.0117516155637086" calcext:value-type="percentage">
            <text:p>1.18%</text:p>
          </table:table-cell>
          <table:table-cell table:style-name="ce112"/>
          <table:table-cell table:style-name="ce112" table:formula="of:=([.E4]-[.E16])/[.E4]" office:value-type="float" office:value="0.00608743608179345" calcext:value-type="float">
            <text:p>0.006087436081793</text:p>
          </table:table-cell>
          <table:table-cell table:style-name="ce112" table:formula="of:=([.F4]-[.F16])/[.F4]" office:value-type="float" office:value="0.00387559939067118" calcext:value-type="float">
            <text:p>0.003875599390671</text:p>
          </table:table-cell>
          <table:table-cell table:style-name="ce112" table:formula="of:=([.G4]-[.G16])/[.G4]" office:value-type="float" office:value="0.0111599175475909" calcext:value-type="float">
            <text:p>0.011159917547591</text:p>
          </table:table-cell>
          <table:table-cell table:style-name="ce112"/>
          <table:table-cell table:style-name="ce112" table:formula="of:=([.I4]-[.I16])/[.I4]" office:value-type="float" office:value="0.00981009752761287" calcext:value-type="float">
            <text:p>0.009810097527613</text:p>
          </table:table-cell>
          <table:table-cell table:style-name="ce112" table:formula="of:=([.J4]-[.J16])/[.J4]" office:value-type="float" office:value="0.00514228363764592" calcext:value-type="float">
            <text:p>0.005142283637646</text:p>
          </table:table-cell>
          <table:table-cell table:style-name="ce112" table:formula="of:=([.K4]-[.K16])/[.K4]" office:value-type="float" office:value="0.0076690958611971" calcext:value-type="float">
            <text:p>0.007669095861197</text:p>
          </table:table-cell>
          <table:table-cell table:style-name="ce112" table:formula="of:=([.L4]-[.L16])/[.L4]" office:value-type="float" office:value="0.0159834496843412" calcext:value-type="float">
            <text:p>0.015983449684341</text:p>
          </table:table-cell>
          <table:table-cell table:style-name="ce112" table:formula="of:=([.M4]-[.M16])/[.M4]" office:value-type="float" office:value="0.0110284344311965" calcext:value-type="float">
            <text:p>0.011028434431197</text:p>
          </table:table-cell>
          <table:table-cell table:style-name="ce112"/>
          <table:table-cell table:style-name="ce112" table:formula="of:=([.O4]-[.O16])/[.O4]" office:value-type="float" office:value="0.00105373072929348" calcext:value-type="float">
            <text:p>0.001053730729293</text:p>
          </table:table-cell>
          <table:table-cell table:style-name="ce112" table:formula="of:=([.P4]-[.P16])/[.P4]" office:value-type="float" office:value="0.0445572397116102" calcext:value-type="float">
            <text:p>0.04455723971161</text:p>
          </table:table-cell>
          <table:table-cell table:style-name="ce112" table:formula="of:=([.Q4]-[.Q16])/[.Q4]" office:value-type="float" office:value="0.0138383006242046" calcext:value-type="float">
            <text:p>0.013838300624205</text:p>
          </table:table-cell>
          <table:table-cell table:style-name="ce112" table:formula="of:=([.R4]-[.R16])/[.R4]" office:value-type="float" office:value="0.0107022415911237" calcext:value-type="float">
            <text:p>0.010702241591124</text:p>
          </table:table-cell>
          <table:table-cell table:style-name="ce112" table:formula="of:=([.S4]-[.S16])/[.S4]" office:value-type="float" office:value="0.00202244709791268" calcext:value-type="float">
            <text:p>0.002022447097913</text:p>
          </table:table-cell>
          <table:table-cell table:style-name="ce112" table:formula="of:=([.T4]-[.T16])/[.T4]" office:value-type="float" office:value="0.00908445283589494" calcext:value-type="float">
            <text:p>0.009084452835895</text:p>
          </table:table-cell>
          <table:table-cell table:style-name="ce112" table:formula="of:=([.U4]-[.U16])/[.U4]" office:value-type="float" office:value="0.0242595067035397" calcext:value-type="float">
            <text:p>0.02425950670354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4" table:formula="of:=SUM([.D30:.U30])/15" office:value-type="float" office:value="0.0119954840426366" calcext:value-type="float">
            <text:p>0.011995484042637</text:p>
          </table:table-cell>
          <table:table-cell table:style-name="ce13" table:formula="of:=[.B30]" office:value-type="percentage" office:value="0.0119954840426366" calcext:value-type="percentage">
            <text:p>1.20%</text:p>
          </table:table-cell>
          <table:table-cell table:style-name="ce112"/>
          <table:table-cell table:style-name="ce112" table:formula="of:=([.E4]-[.E17])/[.E4]" office:value-type="float" office:value="0.00154221643142155" calcext:value-type="float">
            <text:p>0.001542216431422</text:p>
          </table:table-cell>
          <table:table-cell table:style-name="ce112" table:formula="of:=([.F4]-[.F17])/[.F4]" office:value-type="float" office:value="0.00417151938491643" calcext:value-type="float">
            <text:p>0.004171519384916</text:p>
          </table:table-cell>
          <table:table-cell table:style-name="ce112" table:formula="of:=([.G4]-[.G17])/[.G4]" office:value-type="float" office:value="0.0128545253952225" calcext:value-type="float">
            <text:p>0.012854525395223</text:p>
          </table:table-cell>
          <table:table-cell table:style-name="ce112"/>
          <table:table-cell table:style-name="ce112" table:formula="of:=([.I4]-[.I17])/[.I4]" office:value-type="float" office:value="0.00942557818234648" calcext:value-type="float">
            <text:p>0.009425578182346</text:p>
          </table:table-cell>
          <table:table-cell table:style-name="ce112" table:formula="of:=([.J4]-[.J17])/[.J4]" office:value-type="float" office:value="0.00536371903919102" calcext:value-type="float">
            <text:p>0.005363719039191</text:p>
          </table:table-cell>
          <table:table-cell table:style-name="ce112" table:formula="of:=([.K4]-[.K17])/[.K4]" office:value-type="float" office:value="0.00389621489136302" calcext:value-type="float">
            <text:p>0.003896214891363</text:p>
          </table:table-cell>
          <table:table-cell table:style-name="ce112" table:formula="of:=([.L4]-[.L17])/[.L4]" office:value-type="float" office:value="0.0154547252796979" calcext:value-type="float">
            <text:p>0.015454725279698</text:p>
          </table:table-cell>
          <table:table-cell table:style-name="ce112" table:formula="of:=([.M4]-[.M17])/[.M4]" office:value-type="float" office:value="0.0119458967404864" calcext:value-type="float">
            <text:p>0.011945896740486</text:p>
          </table:table-cell>
          <table:table-cell table:style-name="ce112"/>
          <table:table-cell table:style-name="ce112" table:formula="of:=([.O4]-[.O17])/[.O4]" office:value-type="float" office:value="0.00260202874772117" calcext:value-type="float">
            <text:p>0.002602028747721</text:p>
          </table:table-cell>
          <table:table-cell table:style-name="ce112" table:formula="of:=([.P4]-[.P17])/[.P4]" office:value-type="float" office:value="0.0430285403301213" calcext:value-type="float">
            <text:p>0.043028540330121</text:p>
          </table:table-cell>
          <table:table-cell table:style-name="ce112" table:formula="of:=([.Q4]-[.Q17])/[.Q4]" office:value-type="float" office:value="0.0226020598881298" calcext:value-type="float">
            <text:p>0.02260205988813</text:p>
          </table:table-cell>
          <table:table-cell table:style-name="ce112" table:formula="of:=([.R4]-[.R17])/[.R4]" office:value-type="float" office:value="0.00814750177457846" calcext:value-type="float">
            <text:p>0.008147501774578</text:p>
          </table:table-cell>
          <table:table-cell table:style-name="ce112" table:formula="of:=([.S4]-[.S17])/[.S4]" office:value-type="float" office:value="0.00354817581256025" calcext:value-type="float">
            <text:p>0.00354817581256</text:p>
          </table:table-cell>
          <table:table-cell table:style-name="ce112" table:formula="of:=([.T4]-[.T17])/[.T4]" office:value-type="float" office:value="0.0126238823785043" calcext:value-type="float">
            <text:p>0.012623882378504</text:p>
          </table:table-cell>
          <table:table-cell table:style-name="ce112" table:formula="of:=([.U4]-[.U17])/[.U4]" office:value-type="float" office:value="0.0227256763632883" calcext:value-type="float">
            <text:p>0.022725676363288</text:p>
          </table:table-cell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4" table:formula="of:=SUM([.D31:.U31])/15" office:value-type="float" office:value="0.0138457855560418" calcext:value-type="float">
            <text:p>0.013845785556042</text:p>
          </table:table-cell>
          <table:table-cell table:style-name="ce13" table:formula="of:=[.B31]" office:value-type="percentage" office:value="0.0138457855560418" calcext:value-type="percentage">
            <text:p>1.38%</text:p>
          </table:table-cell>
          <table:table-cell table:style-name="ce112"/>
          <table:table-cell table:style-name="ce112" table:formula="of:=([.E4]-[.E18])/[.E4]" office:value-type="float" office:value="0.00318264267531944" calcext:value-type="float">
            <text:p>0.003182642675319</text:p>
          </table:table-cell>
          <table:table-cell table:style-name="ce112" table:formula="of:=([.F4]-[.F18])/[.F4]" office:value-type="float" office:value="0.00697460226053252" calcext:value-type="float">
            <text:p>0.006974602260533</text:p>
          </table:table-cell>
          <table:table-cell table:style-name="ce112" table:formula="of:=([.G4]-[.G18])/[.G4]" office:value-type="float" office:value="0.0102764223933828" calcext:value-type="float">
            <text:p>0.010276422393383</text:p>
          </table:table-cell>
          <table:table-cell table:style-name="ce112"/>
          <table:table-cell table:style-name="ce112" table:formula="of:=([.I4]-[.I18])/[.I4]" office:value-type="float" office:value="0.0112238129381835" calcext:value-type="float">
            <text:p>0.011223812938184</text:p>
          </table:table-cell>
          <table:table-cell table:style-name="ce112" table:formula="of:=([.J4]-[.J18])/[.J4]" office:value-type="float" office:value="0.0041262287705135" calcext:value-type="float">
            <text:p>0.004126228770514</text:p>
          </table:table-cell>
          <table:table-cell table:style-name="ce112" table:formula="of:=([.K4]-[.K18])/[.K4]" office:value-type="float" office:value="0.0114099533612861" calcext:value-type="float">
            <text:p>0.011409953361286</text:p>
          </table:table-cell>
          <table:table-cell table:style-name="ce112" table:formula="of:=([.L4]-[.L18])/[.L4]" office:value-type="float" office:value="0.0164458268120564" calcext:value-type="float">
            <text:p>0.016445826812056</text:p>
          </table:table-cell>
          <table:table-cell table:style-name="ce112" table:formula="of:=([.M4]-[.M18])/[.M4]" office:value-type="float" office:value="0.00800471636635703" calcext:value-type="float">
            <text:p>0.008004716366357</text:p>
          </table:table-cell>
          <table:table-cell table:style-name="ce112"/>
          <table:table-cell table:style-name="ce112" table:formula="of:=([.O4]-[.O18])/[.O4]" office:value-type="float" office:value="0.00202355657540432" calcext:value-type="float">
            <text:p>0.002023556575404</text:p>
          </table:table-cell>
          <table:table-cell table:style-name="ce112" table:formula="of:=([.P4]-[.P18])/[.P4]" office:value-type="float" office:value="0.0583787749766343" calcext:value-type="float">
            <text:p>0.058378774976634</text:p>
          </table:table-cell>
          <table:table-cell table:style-name="ce112" table:formula="of:=([.Q4]-[.Q18])/[.Q4]" office:value-type="float" office:value="0.0175585129703493" calcext:value-type="float">
            <text:p>0.017558512970349</text:p>
          </table:table-cell>
          <table:table-cell table:style-name="ce112" table:formula="of:=([.R4]-[.R18])/[.R4]" office:value-type="float" office:value="0.00844321018677923" calcext:value-type="float">
            <text:p>0.008443210186779</text:p>
          </table:table-cell>
          <table:table-cell table:style-name="ce112" table:formula="of:=([.S4]-[.S18])/[.S4]" office:value-type="float" office:value="0.00406837955302993" calcext:value-type="float">
            <text:p>0.00406837955303</text:p>
          </table:table-cell>
          <table:table-cell table:style-name="ce112" table:formula="of:=([.T4]-[.T18])/[.T4]" office:value-type="float" office:value="0.018663173239575" calcext:value-type="float">
            <text:p>0.018663173239575</text:p>
          </table:table-cell>
          <table:table-cell table:style-name="ce112" table:formula="of:=([.U4]-[.U18])/[.U4]" office:value-type="float" office:value="0.0269069702612243" calcext:value-type="float">
            <text:p>0.026906970261224</text:p>
          </table:table-cell>
          <table:table-cell table:style-name="ce54" table:number-columns-repeated="33"/>
          <table:table-cell table:number-columns-repeated="6"/>
        </table:table-row>
        <table:table-row table:style-name="ro4">
          <table:table-cell table:style-name="ce3" table:number-columns-spanned="2" table:number-rows-spanned="1"/>
          <table:covered-table-cell table:style-name="ce14" table:formula="of:=SUM([.D32:.U32])/22" office:value-type="float" office:value="0" calcext:value-type="float">
            <text:p>0</text:p>
          </table:covered-table-cell>
          <table:table-cell table:style-name="ce14"/>
          <table:table-cell table:style-name="ce18" office:value-type="string" calcext:value-type="string" table:number-columns-spanned="18" table:number-rows-spanned="1">
            <text:p>Relative difference of the fitness value in comparison with the optimal value if known</text:p>
          </table:table-cell>
          <table:covered-table-cell table:number-columns-repeated="2" table:style-name="ce20"/>
          <table:covered-table-cell table:style-name="ce26"/>
          <table:covered-table-cell table:number-columns-repeated="5" table:style-name="ce20"/>
          <table:covered-table-cell table:style-name="ce26"/>
          <table:covered-table-cell table:number-columns-repeated="2" table:style-name="ce20"/>
          <table:covered-table-cell table:style-name="ce26"/>
          <table:covered-table-cell table:number-columns-repeated="5" table:style-name="ce20"/>
          <table:table-cell table:style-name="ce131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4" table:formula="of:=SUM([.D33:.U33])/3" office:value-type="float" office:value="-0.0612345667257926" calcext:value-type="float">
            <text:p>-0.061234566725793</text:p>
          </table:table-cell>
          <table:table-cell table:style-name="ce13" table:formula="of:=[.B33]*(-1)" office:value-type="percentage" office:value="0.0612345667257926" calcext:value-type="percentage">
            <text:p>6.12%</text:p>
          </table:table-cell>
          <table:table-cell table:style-name="ce112" table:formula="of:=([.D3]-[.D7])/[.D3]" office:value-type="float" office:value="-0.0669055076592088" calcext:value-type="float">
            <text:p>-0.066905507659209</text:p>
          </table:table-cell>
          <table:table-cell table:style-name="ce112" table:number-columns-repeated="3"/>
          <table:table-cell table:style-name="ce112" table:formula="of:=([.H3]-[.H7])/[.H3]" office:value-type="float" office:value="-0.0341007724227814" calcext:value-type="float">
            <text:p>-0.034100772422781</text:p>
          </table:table-cell>
          <table:table-cell table:style-name="ce112" table:number-columns-repeated="5"/>
          <table:table-cell table:style-name="ce112" table:formula="of:=([.N3]-[.N7])/[.N3]" office:value-type="float" office:value="-0.0826974200953876" calcext:value-type="float">
            <text:p>-0.082697420095388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4" table:formula="of:=SUM([.D34:.U34])/3" office:value-type="float" office:value="-0.0593710042712419" calcext:value-type="float">
            <text:p>-0.059371004271242</text:p>
          </table:table-cell>
          <table:table-cell table:style-name="ce13" table:formula="of:=[.B34]*(-1)" office:value-type="percentage" office:value="0.0593710042712419" calcext:value-type="percentage">
            <text:p>5.94%</text:p>
          </table:table-cell>
          <table:table-cell table:style-name="ce112" table:formula="of:=([.D3]-[.D8])/[.D3]" office:value-type="float" office:value="-0.0627848988905721" calcext:value-type="float">
            <text:p>-0.062784898890572</text:p>
          </table:table-cell>
          <table:table-cell table:style-name="ce112" table:number-columns-repeated="3"/>
          <table:table-cell table:style-name="ce112" table:formula="of:=([.H3]-[.H8])/[.H3]" office:value-type="float" office:value="-0.0340934423584385" calcext:value-type="float">
            <text:p>-0.034093442358439</text:p>
          </table:table-cell>
          <table:table-cell table:style-name="ce112" table:number-columns-repeated="5"/>
          <table:table-cell table:style-name="ce112" table:formula="of:=([.N3]-[.N8])/[.N3]" office:value-type="float" office:value="-0.0812346715647151" calcext:value-type="float">
            <text:p>-0.081234671564715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4" table:formula="of:=SUM([.D35:.U35])/3" office:value-type="float" office:value="-0.0570473790427961" calcext:value-type="float">
            <text:p>-0.057047379042796</text:p>
          </table:table-cell>
          <table:table-cell table:style-name="ce13" table:formula="of:=[.B35]*(-1)" office:value-type="percentage" office:value="0.0570473790427961" calcext:value-type="percentage">
            <text:p>5.70%</text:p>
          </table:table-cell>
          <table:table-cell table:style-name="ce112" table:formula="of:=([.D3]-[.D9])/[.D3]" office:value-type="float" office:value="-0.0518910535999192" calcext:value-type="float">
            <text:p>-0.051891053599919</text:p>
          </table:table-cell>
          <table:table-cell table:style-name="ce112" table:number-columns-repeated="3"/>
          <table:table-cell table:style-name="ce112" table:formula="of:=([.H3]-[.H9])/[.H3]" office:value-type="float" office:value="-0.0336899578498323" calcext:value-type="float">
            <text:p>-0.033689957849832</text:p>
          </table:table-cell>
          <table:table-cell table:style-name="ce112" table:number-columns-repeated="5"/>
          <table:table-cell table:style-name="ce112" table:formula="of:=([.N3]-[.N9])/[.N3]" office:value-type="float" office:value="-0.0855611256786367" calcext:value-type="float">
            <text:p>-0.085561125678637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4" table:formula="of:=SUM([.D36:.U36])/3" office:value-type="float" office:value="-0.0609597222288749" calcext:value-type="float">
            <text:p>-0.060959722228875</text:p>
          </table:table-cell>
          <table:table-cell table:style-name="ce13" table:formula="of:=[.B36]*(-1)" office:value-type="percentage" office:value="0.0609597222288749" calcext:value-type="percentage">
            <text:p>6.10%</text:p>
          </table:table-cell>
          <table:table-cell table:style-name="ce112" table:formula="of:=([.D3]-[.D10])/[.D3]" office:value-type="float" office:value="-0.0668319879978081" calcext:value-type="float">
            <text:p>-0.066831987997808</text:p>
          </table:table-cell>
          <table:table-cell table:style-name="ce112" table:number-columns-repeated="3"/>
          <table:table-cell table:style-name="ce112" table:formula="of:=([.H3]-[.H10])/[.H3]" office:value-type="float" office:value="-0.0348007434371353" calcext:value-type="float">
            <text:p>-0.034800743437135</text:p>
          </table:table-cell>
          <table:table-cell table:style-name="ce112" table:number-columns-repeated="5"/>
          <table:table-cell table:style-name="ce112" table:formula="of:=([.N3]-[.N10])/[.N3]" office:value-type="float" office:value="-0.0812464352516812" calcext:value-type="float">
            <text:p>-0.081246435251681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4" table:formula="of:=SUM([.D37:.U37])/3" office:value-type="float" office:value="-0.0562685436103137" calcext:value-type="float">
            <text:p>-0.056268543610314</text:p>
          </table:table-cell>
          <table:table-cell table:style-name="ce13" table:formula="of:=[.B37]*(-1)" office:value-type="percentage" office:value="0.0562685436103137" calcext:value-type="percentage">
            <text:p>5.63%</text:p>
          </table:table-cell>
          <table:table-cell table:style-name="ce112" table:formula="of:=([.D3]-[.D11])/[.D3]" office:value-type="float" office:value="-0.0560968582817771" calcext:value-type="float">
            <text:p>-0.056096858281777</text:p>
          </table:table-cell>
          <table:table-cell table:style-name="ce112" table:number-columns-repeated="3"/>
          <table:table-cell table:style-name="ce112" table:formula="of:=([.H3]-[.H11])/[.H3]" office:value-type="float" office:value="-0.0354754957643895" calcext:value-type="float">
            <text:p>-0.03547549576439</text:p>
          </table:table-cell>
          <table:table-cell table:style-name="ce112" table:number-columns-repeated="5"/>
          <table:table-cell table:style-name="ce112" table:formula="of:=([.N3]-[.N11])/[.N3]" office:value-type="float" office:value="-0.0772332767847745" calcext:value-type="float">
            <text:p>-0.077233276784775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4" table:formula="of:=SUM([.D38:.U38])/3" office:value-type="float" office:value="-0.0580328773491486" calcext:value-type="float">
            <text:p>-0.058032877349149</text:p>
          </table:table-cell>
          <table:table-cell table:style-name="ce13" table:formula="of:=[.B38]*(-1)" office:value-type="percentage" office:value="0.0580328773491486" calcext:value-type="percentage">
            <text:p>5.80%</text:p>
          </table:table-cell>
          <table:table-cell table:style-name="ce112" table:formula="of:=([.D3]-[.D12])/[.D3]" office:value-type="float" office:value="-0.0633622925444219" calcext:value-type="float">
            <text:p>-0.063362292544422</text:p>
          </table:table-cell>
          <table:table-cell table:style-name="ce112" table:number-columns-repeated="3"/>
          <table:table-cell table:style-name="ce112" table:formula="of:=([.H3]-[.H12])/[.H3]" office:value-type="float" office:value="-0.0324966776925337" calcext:value-type="float">
            <text:p>-0.032496677692534</text:p>
          </table:table-cell>
          <table:table-cell table:style-name="ce112" table:number-columns-repeated="5"/>
          <table:table-cell table:style-name="ce112" table:formula="of:=([.N3]-[.N12])/[.N3]" office:value-type="float" office:value="-0.0782396618104902" calcext:value-type="float">
            <text:p>-0.07823966181049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4" table:formula="of:=SUM([.D39:.U39])/3" office:value-type="float" office:value="-0.0639338607875796" calcext:value-type="float">
            <text:p>-0.06393386078758</text:p>
          </table:table-cell>
          <table:table-cell table:style-name="ce13" table:formula="of:=[.B39]*(-1)" office:value-type="percentage" office:value="0.0639338607875796" calcext:value-type="percentage">
            <text:p>6.39%</text:p>
          </table:table-cell>
          <table:table-cell table:style-name="ce112" table:formula="of:=([.D3]-[.D13])/[.D3]" office:value-type="float" office:value="-0.0710519407257606" calcext:value-type="float">
            <text:p>-0.071051940725761</text:p>
          </table:table-cell>
          <table:table-cell table:style-name="ce112" table:number-columns-repeated="3"/>
          <table:table-cell table:style-name="ce112" table:formula="of:=([.H3]-[.H13])/[.H3]" office:value-type="float" office:value="-0.0354156537910132" calcext:value-type="float">
            <text:p>-0.035415653791013</text:p>
          </table:table-cell>
          <table:table-cell table:style-name="ce112" table:number-columns-repeated="5"/>
          <table:table-cell table:style-name="ce112" table:formula="of:=([.N3]-[.N13])/[.N3]" office:value-type="float" office:value="-0.0853339878459651" calcext:value-type="float">
            <text:p>-0.085333987845965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4" table:formula="of:=SUM([.D40:.U40])/3" office:value-type="float" office:value="-0.0579284424754165" calcext:value-type="float">
            <text:p>-0.057928442475417</text:p>
          </table:table-cell>
          <table:table-cell table:style-name="ce13" table:formula="of:=[.B40]*(-1)" office:value-type="percentage" office:value="0.0579284424754165" calcext:value-type="percentage">
            <text:p>5.79%</text:p>
          </table:table-cell>
          <table:table-cell table:style-name="ce112" table:formula="of:=([.D3]-[.D14])/[.D3]" office:value-type="float" office:value="-0.0564368990245275" calcext:value-type="float">
            <text:p>-0.056436899024528</text:p>
          </table:table-cell>
          <table:table-cell table:style-name="ce112" table:number-columns-repeated="3"/>
          <table:table-cell table:style-name="ce112" table:formula="of:=([.H3]-[.H14])/[.H3]" office:value-type="float" office:value="-0.0333242295767726" calcext:value-type="float">
            <text:p>-0.033324229576773</text:p>
          </table:table-cell>
          <table:table-cell table:style-name="ce112" table:number-columns-repeated="5"/>
          <table:table-cell table:style-name="ce112" table:formula="of:=([.N3]-[.N14])/[.N3]" office:value-type="float" office:value="-0.0840241988249495" calcext:value-type="float">
            <text:p>-0.08402419882495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4" table:formula="of:=SUM([.D41:.U41])/3" office:value-type="float" office:value="-0.0583561208700153" calcext:value-type="float">
            <text:p>-0.058356120870015</text:p>
          </table:table-cell>
          <table:table-cell table:style-name="ce13" table:formula="of:=[.B41]*(-1)" office:value-type="percentage" office:value="0.0583561208700153" calcext:value-type="percentage">
            <text:p>5.84%</text:p>
          </table:table-cell>
          <table:table-cell table:style-name="ce112" table:formula="of:=([.D3]-[.D15])/[.D3]" office:value-type="float" office:value="-0.0604520938072419" calcext:value-type="float">
            <text:p>-0.060452093807242</text:p>
          </table:table-cell>
          <table:table-cell table:style-name="ce112" table:number-columns-repeated="3"/>
          <table:table-cell table:style-name="ce112" table:formula="of:=([.H3]-[.H15])/[.H3]" office:value-type="float" office:value="-0.0323627299987852" calcext:value-type="float">
            <text:p>-0.032362729998785</text:p>
          </table:table-cell>
          <table:table-cell table:style-name="ce112" table:number-columns-repeated="5"/>
          <table:table-cell table:style-name="ce112" table:formula="of:=([.N3]-[.N15])/[.N3]" office:value-type="float" office:value="-0.0822535388040188" calcext:value-type="float">
            <text:p>-0.082253538804019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4" table:formula="of:=SUM([.D42:.U42])/3" office:value-type="float" office:value="-0.0638223460507962" calcext:value-type="float">
            <text:p>-0.063822346050796</text:p>
          </table:table-cell>
          <table:table-cell table:style-name="ce13" table:formula="of:=[.B42]*(-1)" office:value-type="percentage" office:value="0.0638223460507962" calcext:value-type="percentage">
            <text:p>6.38%</text:p>
          </table:table-cell>
          <table:table-cell table:style-name="ce112" table:formula="of:=([.D3]-[.D16])/[.D3]" office:value-type="float" office:value="-0.0710519407257606" calcext:value-type="float">
            <text:p>-0.071051940725761</text:p>
          </table:table-cell>
          <table:table-cell table:style-name="ce112" table:number-columns-repeated="3"/>
          <table:table-cell table:style-name="ce112" table:formula="of:=([.H3]-[.H16])/[.H3]" office:value-type="float" office:value="-0.0354156537910132" calcext:value-type="float">
            <text:p>-0.035415653791013</text:p>
          </table:table-cell>
          <table:table-cell table:style-name="ce112" table:number-columns-repeated="5"/>
          <table:table-cell table:style-name="ce112" table:formula="of:=([.N3]-[.N16])/[.N3]" office:value-type="float" office:value="-0.0849994436356147" calcext:value-type="float">
            <text:p>-0.084999443635615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4" table:formula="of:=SUM([.D43:.U43])/3" office:value-type="float" office:value="-0.0579284424754165" calcext:value-type="float">
            <text:p>-0.057928442475417</text:p>
          </table:table-cell>
          <table:table-cell table:style-name="ce13" table:formula="of:=[.B43]*(-1)" office:value-type="percentage" office:value="0.0579284424754165" calcext:value-type="percentage">
            <text:p>5.79%</text:p>
          </table:table-cell>
          <table:table-cell table:style-name="ce112" table:formula="of:=([.D3]-[.D17])/[.D3]" office:value-type="float" office:value="-0.0564368990245275" calcext:value-type="float">
            <text:p>-0.056436899024528</text:p>
          </table:table-cell>
          <table:table-cell table:style-name="ce112" table:number-columns-repeated="3"/>
          <table:table-cell table:style-name="ce112" table:formula="of:=([.H3]-[.H17])/[.H3]" office:value-type="float" office:value="-0.0333242295767726" calcext:value-type="float">
            <text:p>-0.033324229576773</text:p>
          </table:table-cell>
          <table:table-cell table:style-name="ce112" table:number-columns-repeated="5"/>
          <table:table-cell table:style-name="ce112" table:formula="of:=([.N3]-[.N17])/[.N3]" office:value-type="float" office:value="-0.0840241988249495" calcext:value-type="float">
            <text:p>-0.08402419882495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4" table:formula="of:=SUM([.D44:.U44])/3" office:value-type="float" office:value="-0.0583561208700153" calcext:value-type="float">
            <text:p>-0.058356120870015</text:p>
          </table:table-cell>
          <table:table-cell table:style-name="ce13" table:formula="of:=[.B44]*(-1)" office:value-type="percentage" office:value="0.0583561208700153" calcext:value-type="percentage">
            <text:p>5.84%</text:p>
          </table:table-cell>
          <table:table-cell table:style-name="ce112" table:formula="of:=([.D3]-[.D18])/[.D3]" office:value-type="float" office:value="-0.0604520938072419" calcext:value-type="float">
            <text:p>-0.060452093807242</text:p>
          </table:table-cell>
          <table:table-cell table:style-name="ce112" table:number-columns-repeated="3"/>
          <table:table-cell table:style-name="ce112" table:formula="of:=([.H3]-[.H18])/[.H3]" office:value-type="float" office:value="-0.0323627299987852" calcext:value-type="float">
            <text:p>-0.032362729998785</text:p>
          </table:table-cell>
          <table:table-cell table:style-name="ce112" table:number-columns-repeated="5"/>
          <table:table-cell table:style-name="ce112" table:formula="of:=([.N3]-[.N18])/[.N3]" office:value-type="float" office:value="-0.0822535388040188" calcext:value-type="float">
            <text:p>-0.082253538804019</text:p>
          </table:table-cell>
          <table:table-cell table:style-name="ce112" table:number-columns-repeated="7"/>
          <table:table-cell table:style-name="ce54" table:number-columns-repeated="33"/>
          <table:table-cell table:number-columns-repeated="6"/>
        </table:table-row>
        <table:table-row table:style-name="ro5" table:number-rows-repeated="2">
          <table:table-cell table:style-name="ce6" table:number-columns-repeated="54"/>
          <table:table-cell table:number-columns-repeated="6"/>
        </table:table-row>
        <table:table-row table:style-name="ro5">
          <table:table-cell table:style-name="ce6"/>
          <table:table-cell table:style-name="ce6" office:value-type="string" calcext:value-type="string">
            <text:p>E(opt)</text:p>
          </table:table-cell>
          <table:table-cell table:style-name="ce6" office:value-type="string" calcext:value-type="string">
            <text:p>I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3%</text:p>
          </table:table-cell>
          <table:table-cell table:style-name="ce12" table:formula="of:=[.C33]" office:value-type="percentage" office:value="0.0612345667257926" calcext:value-type="percentage">
            <text:p>6.12%</text:p>
          </table:table-cell>
          <table:table-cell table:style-name="ce12" table:formula="of:=[.C20]" office:value-type="percentage" office:value="0.0109281608733554" calcext:value-type="percentage">
            <text:p>1.09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5%</text:p>
          </table:table-cell>
          <table:table-cell table:style-name="ce12" table:formula="of:=[.C34]" office:value-type="percentage" office:value="0.0593710042712419" calcext:value-type="percentage">
            <text:p>5.94%</text:p>
          </table:table-cell>
          <table:table-cell table:style-name="ce12" table:formula="of:=[.C21]" office:value-type="percentage" office:value="0.0122229000982019" calcext:value-type="percentage">
            <text:p>1.22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4" office:value-type="string" calcext:value-type="string">
            <text:p>s = 3, m = 10%</text:p>
          </table:table-cell>
          <table:table-cell table:style-name="ce12" table:formula="of:=[.C35]" office:value-type="percentage" office:value="0.0570473790427961" calcext:value-type="percentage">
            <text:p>5.70%</text:p>
          </table:table-cell>
          <table:table-cell table:style-name="ce12" table:formula="of:=[.C22]" office:value-type="percentage" office:value="0.0140113540072907" calcext:value-type="percentage">
            <text:p>1.40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3%</text:p>
          </table:table-cell>
          <table:table-cell table:style-name="ce12" table:formula="of:=[.C36]" office:value-type="percentage" office:value="0.0609597222288749" calcext:value-type="percentage">
            <text:p>6.10%</text:p>
          </table:table-cell>
          <table:table-cell table:style-name="ce12" table:formula="of:=[.C23]" office:value-type="percentage" office:value="0.0119537608812068" calcext:value-type="percentage">
            <text:p>1.20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5%</text:p>
          </table:table-cell>
          <table:table-cell table:style-name="ce12" table:formula="of:=[.C37]" office:value-type="percentage" office:value="0.0562685436103137" calcext:value-type="percentage">
            <text:p>5.63%</text:p>
          </table:table-cell>
          <table:table-cell table:style-name="ce12" table:formula="of:=[.C24]" office:value-type="percentage" office:value="0.0104626165828907" calcext:value-type="percentage">
            <text:p>1.05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 = 5, m = 10%</text:p>
          </table:table-cell>
          <table:table-cell table:style-name="ce12" table:formula="of:=[.C38]" office:value-type="percentage" office:value="0.0580328773491486" calcext:value-type="percentage">
            <text:p>5.80%</text:p>
          </table:table-cell>
          <table:table-cell table:style-name="ce12" table:formula="of:=[.C25]" office:value-type="percentage" office:value="0.0132803706645554" calcext:value-type="percentage">
            <text:p>1.33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3%</text:p>
          </table:table-cell>
          <table:table-cell table:style-name="ce12" table:formula="of:=[.C39]" office:value-type="percentage" office:value="0.0639338607875796" calcext:value-type="percentage">
            <text:p>6.39%</text:p>
          </table:table-cell>
          <table:table-cell table:style-name="ce12" table:formula="of:=[.C26]" office:value-type="percentage" office:value="0.0118575104777914" calcext:value-type="percentage">
            <text:p>1.19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5%</text:p>
          </table:table-cell>
          <table:table-cell table:style-name="ce12" table:formula="of:=[.C40]" office:value-type="percentage" office:value="0.0579284424754165" calcext:value-type="percentage">
            <text:p>5.79%</text:p>
          </table:table-cell>
          <table:table-cell table:style-name="ce12" table:formula="of:=[.C27]" office:value-type="percentage" office:value="0.0120129452306982" calcext:value-type="percentage">
            <text:p>1.20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2" table:formula="of:=[.C41]" office:value-type="percentage" office:value="0.0583561208700153" calcext:value-type="percentage">
            <text:p>5.84%</text:p>
          </table:table-cell>
          <table:table-cell table:style-name="ce12" table:formula="of:=[.C28]" office:value-type="percentage" office:value="0.0138134918803583" calcext:value-type="percentage">
            <text:p>1.38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3%</text:p>
          </table:table-cell>
          <table:table-cell table:style-name="ce12" table:formula="of:=[.C42]" office:value-type="percentage" office:value="0.0638223460507962" calcext:value-type="percentage">
            <text:p>6.38%</text:p>
          </table:table-cell>
          <table:table-cell table:style-name="ce12" table:formula="of:=[.C29]" office:value-type="percentage" office:value="0.0117516155637086" calcext:value-type="percentage">
            <text:p>1.18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5%</text:p>
          </table:table-cell>
          <table:table-cell table:style-name="ce12" table:formula="of:=[.C43]" office:value-type="percentage" office:value="0.0579284424754165" calcext:value-type="percentage">
            <text:p>5.79%</text:p>
          </table:table-cell>
          <table:table-cell table:style-name="ce12" table:formula="of:=[.C30]" office:value-type="percentage" office:value="0.0119954840426366" calcext:value-type="percentage">
            <text:p>1.20%</text:p>
          </table:table-cell>
          <table:table-cell table:style-name="ce6" table:number-columns-repeated="51"/>
          <table:table-cell table:number-columns-repeated="6"/>
        </table:table-row>
        <table:table-row table:style-name="ro5">
          <table:table-cell table:style-name="ce5" office:value-type="string" calcext:value-type="string">
            <text:p>size = 200, m = 10%</text:p>
          </table:table-cell>
          <table:table-cell table:style-name="ce12" table:formula="of:=[.C44]" office:value-type="percentage" office:value="0.0583561208700153" calcext:value-type="percentage">
            <text:p>5.84%</text:p>
          </table:table-cell>
          <table:table-cell table:style-name="ce12" table:formula="of:=[.C31]" office:value-type="percentage" office:value="0.0138457855560418" calcext:value-type="percentage">
            <text:p>1.38%</text:p>
          </table:table-cell>
          <table:table-cell table:style-name="ce6" table:number-columns-repeated="51"/>
          <table:table-cell table:number-columns-repeated="6"/>
        </table:table-row>
        <table:table-row table:style-name="ro5" table:number-rows-repeated="11">
          <table:table-cell table:style-name="ce6" table:number-columns-repeated="54"/>
          <table:table-cell table:number-columns-repeated="6"/>
        </table:table-row>
        <table:table-row table:style-name="ro5" table:number-rows-repeated="1048505">
          <table:table-cell table:number-columns-repeated="60"/>
        </table:table-row>
        <table:table-row table:style-name="ro5">
          <table:table-cell table:number-columns-repeated="60"/>
        </table:table-row>
      </table:table>
      <table:table table:name="Sheet2" table:style-name="ta1">
        <table:table-column table:style-name="co18" table:number-columns-repeated="5" table:default-cell-style-name="Default"/>
        <table:table-row table:style-name="ro5" table:number-rows-repeated="27">
          <table:table-cell table:number-columns-repeated="5"/>
        </table:table-row>
        <table:table-row table:style-name="ro5" table:number-rows-repeated="8">
          <table:table-cell table:number-columns-repeated="4"/>
          <table:table-cell table:style-name="ce14"/>
        </table:table-row>
        <table:table-row table:style-name="ro5">
          <table:table-cell table:number-columns-repeated="4"/>
          <table:table-cell table:style-name="ce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" svg:font-family="Menl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16:51:11.2760277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6-03T16:52:20.475433865</dc:date>
    <meta:editing-duration>P2DT12H15M49S</meta:editing-duration>
    <meta:editing-cycles>97</meta:editing-cycles>
    <meta:generator>LibreOffice/6.4.2.2$MacOSX_X86_64 LibreOffice_project/4e471d8c02c9c90f512f7f9ead8875b57fcb1ec3</meta:generator>
    <meta:document-statistic meta:table-count="2" meta:cell-count="603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4c7dc"/>
    </style:style>
    <style:style style:name="ch10" style:family="chart">
      <style:chart-properties chart:solid-type="cuboid"/>
      <style:graphic-properties draw:fill-color="#ffdbb6"/>
    </style:style>
    <style:style style:name="ch11" style:family="chart">
      <style:chart-properties chart:solid-type="cuboid"/>
      <style:graphic-properties draw:fill-color="#bf0041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134cm" svg:height="17.295cm" xlink:href=".." xlink:type="simple" chart:class="chart:bar" chart:style-name="ch1">
        <chart:plot-area chart:style-name="ch2" table:cell-range-address="RESULTS.A48:RESULTS.B59" chart:data-source-has-labels="column" svg:x="2.077cm" svg:y="0.345cm" svg:width="18.635cm" svg:height="14.98cm">
          <chartooo:coordinate-region svg:x="3.777cm" svg:y="0.645cm" svg:width="16.935cm" svg:height="10.917cm"/>
          <chart:axis chart:dimension="x" chart:name="primary-x" chart:style-name="ch3" chartooo:axis-type="auto">
            <chartooo:date-scale/>
            <chart:title svg:x="9.207cm" svg:y="15.67cm" chart:style-name="ch4">
              <text:p>Configuration</text:p>
            </chart:title>
            <chart:categories table:cell-range-address="RESULTS.A48:RESULTS.A59"/>
          </chart:axis>
          <chart:axis chart:dimension="y" chart:name="primary-y" chart:style-name="ch5">
            <chart:title svg:x="0.305cm" svg:y="7.116cm" chart:style-name="ch6">
              <text:p>E(opt)</text:p>
            </chart:title>
            <chart:grid chart:style-name="ch7" chart:class="major"/>
          </chart:axis>
          <chart:series chart:style-name="ch8" chart:values-cell-range-address="RESULTS.B48:RESULTS.B59" chart:class="chart:bar">
            <chart:data-point chart:style-name="ch9" chart:repeated="6"/>
            <chart:data-point chart:style-name="ch10" chart:repeated="2"/>
            <chart:data-point chart:style-name="ch11"/>
            <chart:data-point chart:style-name="ch10" chart:repeated="2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 = 3, m = 3%</text:p>
                <draw:g>
                  <svg:desc>RESULTS.A48:RESULTS.A59</svg:desc>
                </draw:g>
              </table:table-cell>
              <table:table-cell office:value-type="float" office:value="0.0612345667257926">
                <text:p>0.0612345667257926</text:p>
                <draw:g>
                  <svg:desc>RESULTS.B48:RESULTS.B59</svg:desc>
                </draw:g>
              </table:table-cell>
            </table:table-row>
            <table:table-row>
              <table:table-cell office:value-type="string">
                <text:p>s = 3, m = 5%</text:p>
              </table:table-cell>
              <table:table-cell office:value-type="float" office:value="0.0593710042712419">
                <text:p>0.0593710042712419</text:p>
              </table:table-cell>
            </table:table-row>
            <table:table-row>
              <table:table-cell office:value-type="string">
                <text:p>s = 3, m = 10%</text:p>
              </table:table-cell>
              <table:table-cell office:value-type="float" office:value="0.0570473790427961">
                <text:p>0.0570473790427961</text:p>
              </table:table-cell>
            </table:table-row>
            <table:table-row>
              <table:table-cell office:value-type="string">
                <text:p>s = 5, m = 3%</text:p>
              </table:table-cell>
              <table:table-cell office:value-type="float" office:value="0.0609597222288749">
                <text:p>0.0609597222288749</text:p>
              </table:table-cell>
            </table:table-row>
            <table:table-row>
              <table:table-cell office:value-type="string">
                <text:p>s = 5, m = 5%</text:p>
              </table:table-cell>
              <table:table-cell office:value-type="float" office:value="0.0562685436103137">
                <text:p>0.0562685436103137</text:p>
              </table:table-cell>
            </table:table-row>
            <table:table-row>
              <table:table-cell office:value-type="string">
                <text:p>s = 5, m = 10%</text:p>
              </table:table-cell>
              <table:table-cell office:value-type="float" office:value="0.0580328773491486">
                <text:p>0.0580328773491486</text:p>
              </table:table-cell>
            </table:table-row>
            <table:table-row>
              <table:table-cell office:value-type="string">
                <text:p>size = 100, m = 3%</text:p>
              </table:table-cell>
              <table:table-cell office:value-type="float" office:value="0.0639338607875796">
                <text:p>0.0639338607875796</text:p>
              </table:table-cell>
            </table:table-row>
            <table:table-row>
              <table:table-cell office:value-type="string">
                <text:p>size = 100, m = 5%</text:p>
              </table:table-cell>
              <table:table-cell office:value-type="float" office:value="0.0579284424754165">
                <text:p>0.0579284424754165</text:p>
              </table:table-cell>
            </table:table-row>
            <table:table-row>
              <table:table-cell office:value-type="string">
                <text:p>size = 100, m = 10%</text:p>
              </table:table-cell>
              <table:table-cell office:value-type="float" office:value="0.0583561208700153">
                <text:p>0.0583561208700153</text:p>
              </table:table-cell>
            </table:table-row>
            <table:table-row>
              <table:table-cell office:value-type="string">
                <text:p>size = 200, m = 3%</text:p>
              </table:table-cell>
              <table:table-cell office:value-type="float" office:value="0.0638223460507962">
                <text:p>0.0638223460507962</text:p>
              </table:table-cell>
            </table:table-row>
            <table:table-row>
              <table:table-cell office:value-type="string">
                <text:p>size = 200, m = 5%</text:p>
              </table:table-cell>
              <table:table-cell office:value-type="float" office:value="0.0579284424754165">
                <text:p>0.0579284424754165</text:p>
              </table:table-cell>
            </table:table-row>
            <table:table-row>
              <table:table-cell office:value-type="string">
                <text:p>size = 200, m = 10%</text:p>
              </table:table-cell>
              <table:table-cell office:value-type="float" office:value="0.0583561208700153">
                <text:p>0.05835612087001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e0c2cd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f0041"/>
    </style:style>
    <style:style style:name="ch10" style:family="chart">
      <style:chart-properties chart:solid-type="cuboid"/>
    </style:style>
    <style:style style:name="ch11" style:family="chart">
      <style:chart-properties chart:solid-type="cuboid"/>
      <style:graphic-properties draw:fill-color="#ffe994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134cm" svg:height="17.295cm" xlink:href=".." xlink:type="simple" chart:class="chart:bar" chart:style-name="ch1">
        <chart:plot-area chart:style-name="ch2" table:cell-range-address="RESULTS.A48:RESULTS.A59 RESULTS.C48:RESULTS.C59" chart:data-source-has-labels="column" svg:x="2.077cm" svg:y="0.345cm" svg:width="18.635cm" svg:height="14.98cm">
          <chartooo:coordinate-region svg:x="3.777cm" svg:y="0.646cm" svg:width="16.935cm" svg:height="10.916cm"/>
          <chart:axis chart:dimension="x" chart:name="primary-x" chart:style-name="ch3" chartooo:axis-type="auto">
            <chartooo:date-scale/>
            <chart:title svg:x="9.207cm" svg:y="15.67cm" chart:style-name="ch4">
              <text:p>Configuration</text:p>
            </chart:title>
            <chart:categories table:cell-range-address="RESULTS.A48:RESULTS.A59"/>
          </chart:axis>
          <chart:axis chart:dimension="y" chart:name="primary-y" chart:style-name="ch5">
            <chart:title svg:x="0.265cm" svg:y="6.859cm" chart:style-name="ch6">
              <text:p>I(h)</text:p>
            </chart:title>
            <chart:grid chart:style-name="ch7" chart:class="major"/>
          </chart:axis>
          <chart:series chart:style-name="ch8" chart:values-cell-range-address="RESULTS.C48:RESULTS.C59" chart:class="chart:bar">
            <chart:data-point chart:repeated="2"/>
            <chart:data-point chart:style-name="ch9"/>
            <chart:data-point chart:style-name="ch10"/>
            <chart:data-point chart:repeated="2"/>
            <chart:data-point chart:style-name="ch11"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s = 3, m = 3%</text:p>
                <draw:g>
                  <svg:desc>RESULTS.A48:RESULTS.A59</svg:desc>
                </draw:g>
              </table:table-cell>
              <table:table-cell office:value-type="float" office:value="0.0109281608733554">
                <text:p>0.0109281608733554</text:p>
                <draw:g>
                  <svg:desc>RESULTS.C48:RESULTS.C59</svg:desc>
                </draw:g>
              </table:table-cell>
            </table:table-row>
            <table:table-row>
              <table:table-cell office:value-type="string">
                <text:p>s = 3, m = 5%</text:p>
              </table:table-cell>
              <table:table-cell office:value-type="float" office:value="0.0122229000982019">
                <text:p>0.0122229000982019</text:p>
              </table:table-cell>
            </table:table-row>
            <table:table-row>
              <table:table-cell office:value-type="string">
                <text:p>s = 3, m = 10%</text:p>
              </table:table-cell>
              <table:table-cell office:value-type="float" office:value="0.0140113540072907">
                <text:p>0.0140113540072907</text:p>
              </table:table-cell>
            </table:table-row>
            <table:table-row>
              <table:table-cell office:value-type="string">
                <text:p>s = 5, m = 3%</text:p>
              </table:table-cell>
              <table:table-cell office:value-type="float" office:value="0.0119537608812068">
                <text:p>0.0119537608812068</text:p>
              </table:table-cell>
            </table:table-row>
            <table:table-row>
              <table:table-cell office:value-type="string">
                <text:p>s = 5, m = 5%</text:p>
              </table:table-cell>
              <table:table-cell office:value-type="float" office:value="0.0104626165828907">
                <text:p>0.0104626165828907</text:p>
              </table:table-cell>
            </table:table-row>
            <table:table-row>
              <table:table-cell office:value-type="string">
                <text:p>s = 5, m = 10%</text:p>
              </table:table-cell>
              <table:table-cell office:value-type="float" office:value="0.0132803706645554">
                <text:p>0.0132803706645554</text:p>
              </table:table-cell>
            </table:table-row>
            <table:table-row>
              <table:table-cell office:value-type="string">
                <text:p>size = 100, m = 3%</text:p>
              </table:table-cell>
              <table:table-cell office:value-type="float" office:value="0.0118575104777914">
                <text:p>0.0118575104777914</text:p>
              </table:table-cell>
            </table:table-row>
            <table:table-row>
              <table:table-cell office:value-type="string">
                <text:p>size = 100, m = 5%</text:p>
              </table:table-cell>
              <table:table-cell office:value-type="float" office:value="0.0120129452306982">
                <text:p>0.0120129452306982</text:p>
              </table:table-cell>
            </table:table-row>
            <table:table-row>
              <table:table-cell office:value-type="string">
                <text:p>size = 100, m = 10%</text:p>
              </table:table-cell>
              <table:table-cell office:value-type="float" office:value="0.0138134918803583">
                <text:p>0.0138134918803583</text:p>
              </table:table-cell>
            </table:table-row>
            <table:table-row>
              <table:table-cell office:value-type="string">
                <text:p>size = 200, m = 3%</text:p>
              </table:table-cell>
              <table:table-cell office:value-type="float" office:value="0.0117516155637086">
                <text:p>0.0117516155637086</text:p>
              </table:table-cell>
            </table:table-row>
            <table:table-row>
              <table:table-cell office:value-type="string">
                <text:p>size = 200, m = 5%</text:p>
              </table:table-cell>
              <table:table-cell office:value-type="float" office:value="0.0119954840426366">
                <text:p>0.0119954840426366</text:p>
              </table:table-cell>
            </table:table-row>
            <table:table-row>
              <table:table-cell office:value-type="string">
                <text:p>size = 200, m = 10%</text:p>
              </table:table-cell>
              <table:table-cell office:value-type="float" office:value="0.0138457855560418">
                <text:p>0.01384578555604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